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5.59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218.69pt"/>
    </style:style>
    <style:style style:name="co6" style:family="table-column">
      <style:table-column-properties fo:break-before="auto" style:column-width="32.4pt"/>
    </style:style>
    <style:style style:name="co7" style:family="table-column">
      <style:table-column-properties fo:break-before="auto" style:column-width="106.5pt"/>
    </style:style>
    <style:style style:name="co8" style:family="table-column">
      <style:table-column-properties fo:break-before="auto" style:column-width="130.14pt"/>
    </style:style>
    <style:style style:name="co9" style:family="table-column">
      <style:table-column-properties fo:break-before="auto" style:column-width="131.19pt"/>
    </style:style>
    <style:style style:name="co10" style:family="table-column">
      <style:table-column-properties fo:break-before="auto" style:column-width="68.14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80.76pt"/>
    </style:style>
    <style:style style:name="co13" style:family="table-column">
      <style:table-column-properties fo:break-before="auto" style:column-width="132.2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ccount.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mpany_id</text:p>
          </table:table-cell>
          <table:table-cell office:value-type="string" calcext:value-type="string">
            <text:p>default_debit_account_id</text:p>
          </table:table-cell>
          <table:table-cell office:value-type="string" calcext:value-type="string">
            <text:p>default_credit_account_id</text:p>
          </table:table-cell>
          <table:table-cell office:value-type="string" calcext:value-type="string">
            <text:p>centralisation</text:p>
          </table:table-cell>
          <table:table-cell office:value-type="string" calcext:value-type="string">
            <text:p>entry_posted</text:p>
          </table:table-cell>
          <table:table-cell office:value-type="string" calcext:value-type="string">
            <text:p>update_posted</text:p>
          </table:table-cell>
          <table:table-cell office:value-type="string" calcext:value-type="string">
            <text:p>with_last_closing_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unt_journal_111001001</text:p>
          </table:table-cell>
          <table:table-cell office:value-type="string" calcext:value-type="string">
            <text:p>111.001.001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Transit Sigesit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2];&quot;')]&quot;)" office:value-type="string" office:string-value="[('code','=','111.001.001')]" calcext:value-type="string">
            <text:p>[('code','=','111.001.001')]</text:p>
          </table:table-cell>
          <table:table-cell table:formula="of:=CONCATENATE(&quot;[('code','=','&quot;;[.B2];&quot;')]&quot;)" office:value-type="string" office:string-value="[('code','=','111.001.001')]" calcext:value-type="string">
            <text:p>[('code','=','111.001.001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2];&quot;' model='account.journal'&gt;&lt;field name='type'&gt;&quot;;[.$D2];&quot;&lt;/field&gt;&lt;field name='name'&gt;&quot;;[.$E2];&quot;&lt;/field&gt;&lt;field name='code'&gt;&quot;;[.$F2];&quot;&lt;/field&gt;&lt;field search='&quot;;[.$H2];&quot;' model='account.account' name='default_debit_account_id'/&gt;&lt;field search='&quot;;[.$I2];&quot;' model='account.account' name='default_credit_account_id'/&gt;&lt;field name='centralisation' &quot;;[.$J2];&quot;/&gt;&lt;field name='entry_posted' &quot;;[.$K2];&quot;/&gt;&lt;field name='update_posted' &quot;;[.$L2];&quot;/&gt;&lt;field name='with_last_closing_balance' &quot;;[.$M2];&quot;/&gt;&lt;/record&gt;&quot;)" office:value-type="string" office:string-value="&lt;record id='account_journal_111001001' model='account.journal'&gt;&lt;field name='type'&gt;cash&lt;/field&gt;&lt;field name='name'&gt;Kas Transit Sigesit&lt;/field&gt;&lt;field name='code'&gt;1001&lt;/field&gt;&lt;field search='[('code','=','111.001.001')]' model='account.account' name='default_debit_account_id'/&gt;&lt;field search='[('code','=','111.001.001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01' model='account.journal'&gt;&lt;field name='type'&gt;cash&lt;/field&gt;&lt;field name='name'&gt;Kas Transit Sigesit&lt;/field&gt;&lt;field name='code'&gt;1001&lt;/field&gt;&lt;field search='[('code','=','111.001.001')]' model='account.account' name='default_debit_account_id'/&gt;&lt;field search='[('code','=','111.001.001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02</text:p>
          </table:table-cell>
          <table:table-cell office:value-type="string" calcext:value-type="string">
            <text:p>111.001.002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Bandung (Ciateul)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3];&quot;')]&quot;)" office:value-type="string" office:string-value="[('code','=','111.001.002')]" calcext:value-type="string">
            <text:p>[('code','=','111.001.002')]</text:p>
          </table:table-cell>
          <table:table-cell table:formula="of:=CONCATENATE(&quot;[('code','=','&quot;;[.B3];&quot;')]&quot;)" office:value-type="string" office:string-value="[('code','=','111.001.002')]" calcext:value-type="string">
            <text:p>[('code','=','111.001.002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3];&quot;' model='account.journal'&gt;&lt;field name='type'&gt;&quot;;[.$D3];&quot;&lt;/field&gt;&lt;field name='name'&gt;&quot;;[.$E3];&quot;&lt;/field&gt;&lt;field name='code'&gt;&quot;;[.$F3];&quot;&lt;/field&gt;&lt;field search='&quot;;[.$H3];&quot;' model='account.account' name='default_debit_account_id'/&gt;&lt;field search='&quot;;[.$I3];&quot;' model='account.account' name='default_credit_account_id'/&gt;&lt;field name='centralisation' &quot;;[.$J3];&quot;/&gt;&lt;field name='entry_posted' &quot;;[.$K3];&quot;/&gt;&lt;field name='update_posted' &quot;;[.$L3];&quot;/&gt;&lt;field name='with_last_closing_balance' &quot;;[.$M3];&quot;/&gt;&lt;/record&gt;&quot;)" office:value-type="string" office:string-value="&lt;record id='account_journal_111001002' model='account.journal'&gt;&lt;field name='type'&gt;cash&lt;/field&gt;&lt;field name='name'&gt;Kas Bandung (Ciateul)&lt;/field&gt;&lt;field name='code'&gt;1002&lt;/field&gt;&lt;field search='[('code','=','111.001.002')]' model='account.account' name='default_debit_account_id'/&gt;&lt;field search='[('code','=','111.001.002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02' model='account.journal'&gt;&lt;field name='type'&gt;cash&lt;/field&gt;&lt;field name='name'&gt;Kas Bandung (Ciateul)&lt;/field&gt;&lt;field name='code'&gt;1002&lt;/field&gt;&lt;field search='[('code','=','111.001.002')]' model='account.account' name='default_debit_account_id'/&gt;&lt;field search='[('code','=','111.001.002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03</text:p>
          </table:table-cell>
          <table:table-cell office:value-type="string" calcext:value-type="string">
            <text:p>111.001.003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Bekasi (Delta Pekayon)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4];&quot;')]&quot;)" office:value-type="string" office:string-value="[('code','=','111.001.003')]" calcext:value-type="string">
            <text:p>[('code','=','111.001.003')]</text:p>
          </table:table-cell>
          <table:table-cell table:formula="of:=CONCATENATE(&quot;[('code','=','&quot;;[.B4];&quot;')]&quot;)" office:value-type="string" office:string-value="[('code','=','111.001.003')]" calcext:value-type="string">
            <text:p>[('code','=','111.001.003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4];&quot;' model='account.journal'&gt;&lt;field name='type'&gt;&quot;;[.$D4];&quot;&lt;/field&gt;&lt;field name='name'&gt;&quot;;[.$E4];&quot;&lt;/field&gt;&lt;field name='code'&gt;&quot;;[.$F4];&quot;&lt;/field&gt;&lt;field search='&quot;;[.$H4];&quot;' model='account.account' name='default_debit_account_id'/&gt;&lt;field search='&quot;;[.$I4];&quot;' model='account.account' name='default_credit_account_id'/&gt;&lt;field name='centralisation' &quot;;[.$J4];&quot;/&gt;&lt;field name='entry_posted' &quot;;[.$K4];&quot;/&gt;&lt;field name='update_posted' &quot;;[.$L4];&quot;/&gt;&lt;field name='with_last_closing_balance' &quot;;[.$M4];&quot;/&gt;&lt;/record&gt;&quot;)" office:value-type="string" office:string-value="&lt;record id='account_journal_111001003' model='account.journal'&gt;&lt;field name='type'&gt;cash&lt;/field&gt;&lt;field name='name'&gt;Kas Bekasi (Delta Pekayon)&lt;/field&gt;&lt;field name='code'&gt;1003&lt;/field&gt;&lt;field search='[('code','=','111.001.003')]' model='account.account' name='default_debit_account_id'/&gt;&lt;field search='[('code','=','111.001.003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03' model='account.journal'&gt;&lt;field name='type'&gt;cash&lt;/field&gt;&lt;field name='name'&gt;Kas Bekasi (Delta Pekayon)&lt;/field&gt;&lt;field name='code'&gt;1003&lt;/field&gt;&lt;field search='[('code','=','111.001.003')]' model='account.account' name='default_debit_account_id'/&gt;&lt;field search='[('code','=','111.001.003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04</text:p>
          </table:table-cell>
          <table:table-cell office:value-type="string" calcext:value-type="string">
            <text:p>111.001.004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Bogor (Tanah Sereal)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5];&quot;')]&quot;)" office:value-type="string" office:string-value="[('code','=','111.001.004')]" calcext:value-type="string">
            <text:p>[('code','=','111.001.004')]</text:p>
          </table:table-cell>
          <table:table-cell table:formula="of:=CONCATENATE(&quot;[('code','=','&quot;;[.B5];&quot;')]&quot;)" office:value-type="string" office:string-value="[('code','=','111.001.004')]" calcext:value-type="string">
            <text:p>[('code','=','111.001.004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5];&quot;' model='account.journal'&gt;&lt;field name='type'&gt;&quot;;[.$D5];&quot;&lt;/field&gt;&lt;field name='name'&gt;&quot;;[.$E5];&quot;&lt;/field&gt;&lt;field name='code'&gt;&quot;;[.$F5];&quot;&lt;/field&gt;&lt;field search='&quot;;[.$H5];&quot;' model='account.account' name='default_debit_account_id'/&gt;&lt;field search='&quot;;[.$I5];&quot;' model='account.account' name='default_credit_account_id'/&gt;&lt;field name='centralisation' &quot;;[.$J5];&quot;/&gt;&lt;field name='entry_posted' &quot;;[.$K5];&quot;/&gt;&lt;field name='update_posted' &quot;;[.$L5];&quot;/&gt;&lt;field name='with_last_closing_balance' &quot;;[.$M5];&quot;/&gt;&lt;/record&gt;&quot;)" office:value-type="string" office:string-value="&lt;record id='account_journal_111001004' model='account.journal'&gt;&lt;field name='type'&gt;cash&lt;/field&gt;&lt;field name='name'&gt;Kas Bogor (Tanah Sereal)&lt;/field&gt;&lt;field name='code'&gt;1004&lt;/field&gt;&lt;field search='[('code','=','111.001.004')]' model='account.account' name='default_debit_account_id'/&gt;&lt;field search='[('code','=','111.001.004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04' model='account.journal'&gt;&lt;field name='type'&gt;cash&lt;/field&gt;&lt;field name='name'&gt;Kas Bogor (Tanah Sereal)&lt;/field&gt;&lt;field name='code'&gt;1004&lt;/field&gt;&lt;field search='[('code','=','111.001.004')]' model='account.account' name='default_debit_account_id'/&gt;&lt;field search='[('code','=','111.001.004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05</text:p>
          </table:table-cell>
          <table:table-cell office:value-type="string" calcext:value-type="string">
            <text:p>111.001.005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Purwokerto (Jatisari)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6];&quot;')]&quot;)" office:value-type="string" office:string-value="[('code','=','111.001.005')]" calcext:value-type="string">
            <text:p>[('code','=','111.001.005')]</text:p>
          </table:table-cell>
          <table:table-cell table:formula="of:=CONCATENATE(&quot;[('code','=','&quot;;[.B6];&quot;')]&quot;)" office:value-type="string" office:string-value="[('code','=','111.001.005')]" calcext:value-type="string">
            <text:p>[('code','=','111.001.005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6];&quot;' model='account.journal'&gt;&lt;field name='type'&gt;&quot;;[.$D6];&quot;&lt;/field&gt;&lt;field name='name'&gt;&quot;;[.$E6];&quot;&lt;/field&gt;&lt;field name='code'&gt;&quot;;[.$F6];&quot;&lt;/field&gt;&lt;field search='&quot;;[.$H6];&quot;' model='account.account' name='default_debit_account_id'/&gt;&lt;field search='&quot;;[.$I6];&quot;' model='account.account' name='default_credit_account_id'/&gt;&lt;field name='centralisation' &quot;;[.$J6];&quot;/&gt;&lt;field name='entry_posted' &quot;;[.$K6];&quot;/&gt;&lt;field name='update_posted' &quot;;[.$L6];&quot;/&gt;&lt;field name='with_last_closing_balance' &quot;;[.$M6];&quot;/&gt;&lt;/record&gt;&quot;)" office:value-type="string" office:string-value="&lt;record id='account_journal_111001005' model='account.journal'&gt;&lt;field name='type'&gt;cash&lt;/field&gt;&lt;field name='name'&gt;Kas Purwokerto (Jatisari)&lt;/field&gt;&lt;field name='code'&gt;1005&lt;/field&gt;&lt;field search='[('code','=','111.001.005')]' model='account.account' name='default_debit_account_id'/&gt;&lt;field search='[('code','=','111.001.005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05' model='account.journal'&gt;&lt;field name='type'&gt;cash&lt;/field&gt;&lt;field name='name'&gt;Kas Purwokerto (Jatisari)&lt;/field&gt;&lt;field name='code'&gt;1005&lt;/field&gt;&lt;field search='[('code','=','111.001.005')]' model='account.account' name='default_debit_account_id'/&gt;&lt;field search='[('code','=','111.001.005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06</text:p>
          </table:table-cell>
          <table:table-cell office:value-type="string" calcext:value-type="string">
            <text:p>111.001.006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Semarang (Suratmo)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7];&quot;')]&quot;)" office:value-type="string" office:string-value="[('code','=','111.001.006')]" calcext:value-type="string">
            <text:p>[('code','=','111.001.006')]</text:p>
          </table:table-cell>
          <table:table-cell table:formula="of:=CONCATENATE(&quot;[('code','=','&quot;;[.B7];&quot;')]&quot;)" office:value-type="string" office:string-value="[('code','=','111.001.006')]" calcext:value-type="string">
            <text:p>[('code','=','111.001.006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7];&quot;' model='account.journal'&gt;&lt;field name='type'&gt;&quot;;[.$D7];&quot;&lt;/field&gt;&lt;field name='name'&gt;&quot;;[.$E7];&quot;&lt;/field&gt;&lt;field name='code'&gt;&quot;;[.$F7];&quot;&lt;/field&gt;&lt;field search='&quot;;[.$H7];&quot;' model='account.account' name='default_debit_account_id'/&gt;&lt;field search='&quot;;[.$I7];&quot;' model='account.account' name='default_credit_account_id'/&gt;&lt;field name='centralisation' &quot;;[.$J7];&quot;/&gt;&lt;field name='entry_posted' &quot;;[.$K7];&quot;/&gt;&lt;field name='update_posted' &quot;;[.$L7];&quot;/&gt;&lt;field name='with_last_closing_balance' &quot;;[.$M7];&quot;/&gt;&lt;/record&gt;&quot;)" office:value-type="string" office:string-value="&lt;record id='account_journal_111001006' model='account.journal'&gt;&lt;field name='type'&gt;cash&lt;/field&gt;&lt;field name='name'&gt;Kas Semarang (Suratmo)&lt;/field&gt;&lt;field name='code'&gt;1006&lt;/field&gt;&lt;field search='[('code','=','111.001.006')]' model='account.account' name='default_debit_account_id'/&gt;&lt;field search='[('code','=','111.001.006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06' model='account.journal'&gt;&lt;field name='type'&gt;cash&lt;/field&gt;&lt;field name='name'&gt;Kas Semarang (Suratmo)&lt;/field&gt;&lt;field name='code'&gt;1006&lt;/field&gt;&lt;field search='[('code','=','111.001.006')]' model='account.account' name='default_debit_account_id'/&gt;&lt;field search='[('code','=','111.001.006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07</text:p>
          </table:table-cell>
          <table:table-cell office:value-type="string" calcext:value-type="string">
            <text:p>111.001.007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Banjarmasin (BDJ)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8];&quot;')]&quot;)" office:value-type="string" office:string-value="[('code','=','111.001.007')]" calcext:value-type="string">
            <text:p>[('code','=','111.001.007')]</text:p>
          </table:table-cell>
          <table:table-cell table:formula="of:=CONCATENATE(&quot;[('code','=','&quot;;[.B8];&quot;')]&quot;)" office:value-type="string" office:string-value="[('code','=','111.001.007')]" calcext:value-type="string">
            <text:p>[('code','=','111.001.007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8];&quot;' model='account.journal'&gt;&lt;field name='type'&gt;&quot;;[.$D8];&quot;&lt;/field&gt;&lt;field name='name'&gt;&quot;;[.$E8];&quot;&lt;/field&gt;&lt;field name='code'&gt;&quot;;[.$F8];&quot;&lt;/field&gt;&lt;field search='&quot;;[.$H8];&quot;' model='account.account' name='default_debit_account_id'/&gt;&lt;field search='&quot;;[.$I8];&quot;' model='account.account' name='default_credit_account_id'/&gt;&lt;field name='centralisation' &quot;;[.$J8];&quot;/&gt;&lt;field name='entry_posted' &quot;;[.$K8];&quot;/&gt;&lt;field name='update_posted' &quot;;[.$L8];&quot;/&gt;&lt;field name='with_last_closing_balance' &quot;;[.$M8];&quot;/&gt;&lt;/record&gt;&quot;)" office:value-type="string" office:string-value="&lt;record id='account_journal_111001007' model='account.journal'&gt;&lt;field name='type'&gt;cash&lt;/field&gt;&lt;field name='name'&gt;Kas Banjarmasin (BDJ)&lt;/field&gt;&lt;field name='code'&gt;1007&lt;/field&gt;&lt;field search='[('code','=','111.001.007')]' model='account.account' name='default_debit_account_id'/&gt;&lt;field search='[('code','=','111.001.007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07' model='account.journal'&gt;&lt;field name='type'&gt;cash&lt;/field&gt;&lt;field name='name'&gt;Kas Banjarmasin (BDJ)&lt;/field&gt;&lt;field name='code'&gt;1007&lt;/field&gt;&lt;field search='[('code','=','111.001.007')]' model='account.account' name='default_debit_account_id'/&gt;&lt;field search='[('code','=','111.001.007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08</text:p>
          </table:table-cell>
          <table:table-cell office:value-type="string" calcext:value-type="string">
            <text:p>111.001.008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Bengkulu (Timur Indah)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9];&quot;')]&quot;)" office:value-type="string" office:string-value="[('code','=','111.001.008')]" calcext:value-type="string">
            <text:p>[('code','=','111.001.008')]</text:p>
          </table:table-cell>
          <table:table-cell table:formula="of:=CONCATENATE(&quot;[('code','=','&quot;;[.B9];&quot;')]&quot;)" office:value-type="string" office:string-value="[('code','=','111.001.008')]" calcext:value-type="string">
            <text:p>[('code','=','111.001.008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9];&quot;' model='account.journal'&gt;&lt;field name='type'&gt;&quot;;[.$D9];&quot;&lt;/field&gt;&lt;field name='name'&gt;&quot;;[.$E9];&quot;&lt;/field&gt;&lt;field name='code'&gt;&quot;;[.$F9];&quot;&lt;/field&gt;&lt;field search='&quot;;[.$H9];&quot;' model='account.account' name='default_debit_account_id'/&gt;&lt;field search='&quot;;[.$I9];&quot;' model='account.account' name='default_credit_account_id'/&gt;&lt;field name='centralisation' &quot;;[.$J9];&quot;/&gt;&lt;field name='entry_posted' &quot;;[.$K9];&quot;/&gt;&lt;field name='update_posted' &quot;;[.$L9];&quot;/&gt;&lt;field name='with_last_closing_balance' &quot;;[.$M9];&quot;/&gt;&lt;/record&gt;&quot;)" office:value-type="string" office:string-value="&lt;record id='account_journal_111001008' model='account.journal'&gt;&lt;field name='type'&gt;cash&lt;/field&gt;&lt;field name='name'&gt;Kas Bengkulu (Timur Indah)&lt;/field&gt;&lt;field name='code'&gt;1008&lt;/field&gt;&lt;field search='[('code','=','111.001.008')]' model='account.account' name='default_debit_account_id'/&gt;&lt;field search='[('code','=','111.001.008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08' model='account.journal'&gt;&lt;field name='type'&gt;cash&lt;/field&gt;&lt;field name='name'&gt;Kas Bengkulu (Timur Indah)&lt;/field&gt;&lt;field name='code'&gt;1008&lt;/field&gt;&lt;field search='[('code','=','111.001.008')]' model='account.account' name='default_debit_account_id'/&gt;&lt;field search='[('code','=','111.001.008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09</text:p>
          </table:table-cell>
          <table:table-cell office:value-type="string" calcext:value-type="string">
            <text:p>111.001.009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Balikpapan (Sepinggan)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10];&quot;')]&quot;)" office:value-type="string" office:string-value="[('code','=','111.001.009')]" calcext:value-type="string">
            <text:p>[('code','=','111.001.009')]</text:p>
          </table:table-cell>
          <table:table-cell table:formula="of:=CONCATENATE(&quot;[('code','=','&quot;;[.B10];&quot;')]&quot;)" office:value-type="string" office:string-value="[('code','=','111.001.009')]" calcext:value-type="string">
            <text:p>[('code','=','111.001.009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10];&quot;' model='account.journal'&gt;&lt;field name='type'&gt;&quot;;[.$D10];&quot;&lt;/field&gt;&lt;field name='name'&gt;&quot;;[.$E10];&quot;&lt;/field&gt;&lt;field name='code'&gt;&quot;;[.$F10];&quot;&lt;/field&gt;&lt;field search='&quot;;[.$H10];&quot;' model='account.account' name='default_debit_account_id'/&gt;&lt;field search='&quot;;[.$I10];&quot;' model='account.account' name='default_credit_account_id'/&gt;&lt;field name='centralisation' &quot;;[.$J10];&quot;/&gt;&lt;field name='entry_posted' &quot;;[.$K10];&quot;/&gt;&lt;field name='update_posted' &quot;;[.$L10];&quot;/&gt;&lt;field name='with_last_closing_balance' &quot;;[.$M10];&quot;/&gt;&lt;/record&gt;&quot;)" office:value-type="string" office:string-value="&lt;record id='account_journal_111001009' model='account.journal'&gt;&lt;field name='type'&gt;cash&lt;/field&gt;&lt;field name='name'&gt;Kas Balikpapan (Sepinggan)&lt;/field&gt;&lt;field name='code'&gt;1009&lt;/field&gt;&lt;field search='[('code','=','111.001.009')]' model='account.account' name='default_debit_account_id'/&gt;&lt;field search='[('code','=','111.001.009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09' model='account.journal'&gt;&lt;field name='type'&gt;cash&lt;/field&gt;&lt;field name='name'&gt;Kas Balikpapan (Sepinggan)&lt;/field&gt;&lt;field name='code'&gt;1009&lt;/field&gt;&lt;field search='[('code','=','111.001.009')]' model='account.account' name='default_debit_account_id'/&gt;&lt;field search='[('code','=','111.001.009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10</text:p>
          </table:table-cell>
          <table:table-cell office:value-type="string" calcext:value-type="string">
            <text:p>111.001.010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Jambi (P.Antasari)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11];&quot;')]&quot;)" office:value-type="string" office:string-value="[('code','=','111.001.010')]" calcext:value-type="string">
            <text:p>[('code','=','111.001.010')]</text:p>
          </table:table-cell>
          <table:table-cell table:formula="of:=CONCATENATE(&quot;[('code','=','&quot;;[.B11];&quot;')]&quot;)" office:value-type="string" office:string-value="[('code','=','111.001.010')]" calcext:value-type="string">
            <text:p>[('code','=','111.001.010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11];&quot;' model='account.journal'&gt;&lt;field name='type'&gt;&quot;;[.$D11];&quot;&lt;/field&gt;&lt;field name='name'&gt;&quot;;[.$E11];&quot;&lt;/field&gt;&lt;field name='code'&gt;&quot;;[.$F11];&quot;&lt;/field&gt;&lt;field search='&quot;;[.$H11];&quot;' model='account.account' name='default_debit_account_id'/&gt;&lt;field search='&quot;;[.$I11];&quot;' model='account.account' name='default_credit_account_id'/&gt;&lt;field name='centralisation' &quot;;[.$J11];&quot;/&gt;&lt;field name='entry_posted' &quot;;[.$K11];&quot;/&gt;&lt;field name='update_posted' &quot;;[.$L11];&quot;/&gt;&lt;field name='with_last_closing_balance' &quot;;[.$M11];&quot;/&gt;&lt;/record&gt;&quot;)" office:value-type="string" office:string-value="&lt;record id='account_journal_111001010' model='account.journal'&gt;&lt;field name='type'&gt;cash&lt;/field&gt;&lt;field name='name'&gt;Kas Jambi (P.Antasari)&lt;/field&gt;&lt;field name='code'&gt;1010&lt;/field&gt;&lt;field search='[('code','=','111.001.010')]' model='account.account' name='default_debit_account_id'/&gt;&lt;field search='[('code','=','111.001.010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10' model='account.journal'&gt;&lt;field name='type'&gt;cash&lt;/field&gt;&lt;field name='name'&gt;Kas Jambi (P.Antasari)&lt;/field&gt;&lt;field name='code'&gt;1010&lt;/field&gt;&lt;field search='[('code','=','111.001.010')]' model='account.account' name='default_debit_account_id'/&gt;&lt;field search='[('code','=','111.001.010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11</text:p>
          </table:table-cell>
          <table:table-cell office:value-type="string" calcext:value-type="string">
            <text:p>111.001.011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Denpasar (Pelita)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12];&quot;')]&quot;)" office:value-type="string" office:string-value="[('code','=','111.001.011')]" calcext:value-type="string">
            <text:p>[('code','=','111.001.011')]</text:p>
          </table:table-cell>
          <table:table-cell table:formula="of:=CONCATENATE(&quot;[('code','=','&quot;;[.B12];&quot;')]&quot;)" office:value-type="string" office:string-value="[('code','=','111.001.011')]" calcext:value-type="string">
            <text:p>[('code','=','111.001.011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12];&quot;' model='account.journal'&gt;&lt;field name='type'&gt;&quot;;[.$D12];&quot;&lt;/field&gt;&lt;field name='name'&gt;&quot;;[.$E12];&quot;&lt;/field&gt;&lt;field name='code'&gt;&quot;;[.$F12];&quot;&lt;/field&gt;&lt;field search='&quot;;[.$H12];&quot;' model='account.account' name='default_debit_account_id'/&gt;&lt;field search='&quot;;[.$I12];&quot;' model='account.account' name='default_credit_account_id'/&gt;&lt;field name='centralisation' &quot;;[.$J12];&quot;/&gt;&lt;field name='entry_posted' &quot;;[.$K12];&quot;/&gt;&lt;field name='update_posted' &quot;;[.$L12];&quot;/&gt;&lt;field name='with_last_closing_balance' &quot;;[.$M12];&quot;/&gt;&lt;/record&gt;&quot;)" office:value-type="string" office:string-value="&lt;record id='account_journal_111001011' model='account.journal'&gt;&lt;field name='type'&gt;cash&lt;/field&gt;&lt;field name='name'&gt;Kas Denpasar (Pelita)&lt;/field&gt;&lt;field name='code'&gt;1011&lt;/field&gt;&lt;field search='[('code','=','111.001.011')]' model='account.account' name='default_debit_account_id'/&gt;&lt;field search='[('code','=','111.001.011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11' model='account.journal'&gt;&lt;field name='type'&gt;cash&lt;/field&gt;&lt;field name='name'&gt;Kas Denpasar (Pelita)&lt;/field&gt;&lt;field name='code'&gt;1011&lt;/field&gt;&lt;field search='[('code','=','111.001.011')]' model='account.account' name='default_debit_account_id'/&gt;&lt;field search='[('code','=','111.001.011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12</text:p>
          </table:table-cell>
          <table:table-cell office:value-type="string" calcext:value-type="string">
            <text:p>111.001.012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Pekanbaru (Paus Ujung)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13];&quot;')]&quot;)" office:value-type="string" office:string-value="[('code','=','111.001.012')]" calcext:value-type="string">
            <text:p>[('code','=','111.001.012')]</text:p>
          </table:table-cell>
          <table:table-cell table:formula="of:=CONCATENATE(&quot;[('code','=','&quot;;[.B13];&quot;')]&quot;)" office:value-type="string" office:string-value="[('code','=','111.001.012')]" calcext:value-type="string">
            <text:p>[('code','=','111.001.012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13];&quot;' model='account.journal'&gt;&lt;field name='type'&gt;&quot;;[.$D13];&quot;&lt;/field&gt;&lt;field name='name'&gt;&quot;;[.$E13];&quot;&lt;/field&gt;&lt;field name='code'&gt;&quot;;[.$F13];&quot;&lt;/field&gt;&lt;field search='&quot;;[.$H13];&quot;' model='account.account' name='default_debit_account_id'/&gt;&lt;field search='&quot;;[.$I13];&quot;' model='account.account' name='default_credit_account_id'/&gt;&lt;field name='centralisation' &quot;;[.$J13];&quot;/&gt;&lt;field name='entry_posted' &quot;;[.$K13];&quot;/&gt;&lt;field name='update_posted' &quot;;[.$L13];&quot;/&gt;&lt;field name='with_last_closing_balance' &quot;;[.$M13];&quot;/&gt;&lt;/record&gt;&quot;)" office:value-type="string" office:string-value="&lt;record id='account_journal_111001012' model='account.journal'&gt;&lt;field name='type'&gt;cash&lt;/field&gt;&lt;field name='name'&gt;Kas Pekanbaru (Paus Ujung)&lt;/field&gt;&lt;field name='code'&gt;1012&lt;/field&gt;&lt;field search='[('code','=','111.001.012')]' model='account.account' name='default_debit_account_id'/&gt;&lt;field search='[('code','=','111.001.012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12' model='account.journal'&gt;&lt;field name='type'&gt;cash&lt;/field&gt;&lt;field name='name'&gt;Kas Pekanbaru (Paus Ujung)&lt;/field&gt;&lt;field name='code'&gt;1012&lt;/field&gt;&lt;field search='[('code','=','111.001.012')]' model='account.account' name='default_debit_account_id'/&gt;&lt;field search='[('code','=','111.001.012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13</text:p>
          </table:table-cell>
          <table:table-cell office:value-type="string" calcext:value-type="string">
            <text:p>111.001.013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Palembang (Angkatan 45)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14];&quot;')]&quot;)" office:value-type="string" office:string-value="[('code','=','111.001.013')]" calcext:value-type="string">
            <text:p>[('code','=','111.001.013')]</text:p>
          </table:table-cell>
          <table:table-cell table:formula="of:=CONCATENATE(&quot;[('code','=','&quot;;[.B14];&quot;')]&quot;)" office:value-type="string" office:string-value="[('code','=','111.001.013')]" calcext:value-type="string">
            <text:p>[('code','=','111.001.013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14];&quot;' model='account.journal'&gt;&lt;field name='type'&gt;&quot;;[.$D14];&quot;&lt;/field&gt;&lt;field name='name'&gt;&quot;;[.$E14];&quot;&lt;/field&gt;&lt;field name='code'&gt;&quot;;[.$F14];&quot;&lt;/field&gt;&lt;field search='&quot;;[.$H14];&quot;' model='account.account' name='default_debit_account_id'/&gt;&lt;field search='&quot;;[.$I14];&quot;' model='account.account' name='default_credit_account_id'/&gt;&lt;field name='centralisation' &quot;;[.$J14];&quot;/&gt;&lt;field name='entry_posted' &quot;;[.$K14];&quot;/&gt;&lt;field name='update_posted' &quot;;[.$L14];&quot;/&gt;&lt;field name='with_last_closing_balance' &quot;;[.$M14];&quot;/&gt;&lt;/record&gt;&quot;)" office:value-type="string" office:string-value="&lt;record id='account_journal_111001013' model='account.journal'&gt;&lt;field name='type'&gt;cash&lt;/field&gt;&lt;field name='name'&gt;Kas Palembang (Angkatan 45)&lt;/field&gt;&lt;field name='code'&gt;1013&lt;/field&gt;&lt;field search='[('code','=','111.001.013')]' model='account.account' name='default_debit_account_id'/&gt;&lt;field search='[('code','=','111.001.013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13' model='account.journal'&gt;&lt;field name='type'&gt;cash&lt;/field&gt;&lt;field name='name'&gt;Kas Palembang (Angkatan 45)&lt;/field&gt;&lt;field name='code'&gt;1013&lt;/field&gt;&lt;field search='[('code','=','111.001.013')]' model='account.account' name='default_debit_account_id'/&gt;&lt;field search='[('code','=','111.001.013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14</text:p>
          </table:table-cell>
          <table:table-cell office:value-type="string" calcext:value-type="string">
            <text:p>111.001.014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Surabaya (Gubeng Kertajaya)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15];&quot;')]&quot;)" office:value-type="string" office:string-value="[('code','=','111.001.014')]" calcext:value-type="string">
            <text:p>[('code','=','111.001.014')]</text:p>
          </table:table-cell>
          <table:table-cell table:formula="of:=CONCATENATE(&quot;[('code','=','&quot;;[.B15];&quot;')]&quot;)" office:value-type="string" office:string-value="[('code','=','111.001.014')]" calcext:value-type="string">
            <text:p>[('code','=','111.001.014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15];&quot;' model='account.journal'&gt;&lt;field name='type'&gt;&quot;;[.$D15];&quot;&lt;/field&gt;&lt;field name='name'&gt;&quot;;[.$E15];&quot;&lt;/field&gt;&lt;field name='code'&gt;&quot;;[.$F15];&quot;&lt;/field&gt;&lt;field search='&quot;;[.$H15];&quot;' model='account.account' name='default_debit_account_id'/&gt;&lt;field search='&quot;;[.$I15];&quot;' model='account.account' name='default_credit_account_id'/&gt;&lt;field name='centralisation' &quot;;[.$J15];&quot;/&gt;&lt;field name='entry_posted' &quot;;[.$K15];&quot;/&gt;&lt;field name='update_posted' &quot;;[.$L15];&quot;/&gt;&lt;field name='with_last_closing_balance' &quot;;[.$M15];&quot;/&gt;&lt;/record&gt;&quot;)" office:value-type="string" office:string-value="&lt;record id='account_journal_111001014' model='account.journal'&gt;&lt;field name='type'&gt;cash&lt;/field&gt;&lt;field name='name'&gt;Kas Surabaya (Gubeng Kertajaya)&lt;/field&gt;&lt;field name='code'&gt;1014&lt;/field&gt;&lt;field search='[('code','=','111.001.014')]' model='account.account' name='default_debit_account_id'/&gt;&lt;field search='[('code','=','111.001.014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14' model='account.journal'&gt;&lt;field name='type'&gt;cash&lt;/field&gt;&lt;field name='name'&gt;Kas Surabaya (Gubeng Kertajaya)&lt;/field&gt;&lt;field name='code'&gt;1014&lt;/field&gt;&lt;field search='[('code','=','111.001.014')]' model='account.account' name='default_debit_account_id'/&gt;&lt;field search='[('code','=','111.001.014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15</text:p>
          </table:table-cell>
          <table:table-cell office:value-type="string" calcext:value-type="string">
            <text:p>111.001.015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Samarinda (P. Suryanata)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16];&quot;')]&quot;)" office:value-type="string" office:string-value="[('code','=','111.001.015')]" calcext:value-type="string">
            <text:p>[('code','=','111.001.015')]</text:p>
          </table:table-cell>
          <table:table-cell table:formula="of:=CONCATENATE(&quot;[('code','=','&quot;;[.B16];&quot;')]&quot;)" office:value-type="string" office:string-value="[('code','=','111.001.015')]" calcext:value-type="string">
            <text:p>[('code','=','111.001.015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16];&quot;' model='account.journal'&gt;&lt;field name='type'&gt;&quot;;[.$D16];&quot;&lt;/field&gt;&lt;field name='name'&gt;&quot;;[.$E16];&quot;&lt;/field&gt;&lt;field name='code'&gt;&quot;;[.$F16];&quot;&lt;/field&gt;&lt;field search='&quot;;[.$H16];&quot;' model='account.account' name='default_debit_account_id'/&gt;&lt;field search='&quot;;[.$I16];&quot;' model='account.account' name='default_credit_account_id'/&gt;&lt;field name='centralisation' &quot;;[.$J16];&quot;/&gt;&lt;field name='entry_posted' &quot;;[.$K16];&quot;/&gt;&lt;field name='update_posted' &quot;;[.$L16];&quot;/&gt;&lt;field name='with_last_closing_balance' &quot;;[.$M16];&quot;/&gt;&lt;/record&gt;&quot;)" office:value-type="string" office:string-value="&lt;record id='account_journal_111001015' model='account.journal'&gt;&lt;field name='type'&gt;cash&lt;/field&gt;&lt;field name='name'&gt;Kas Samarinda (P. Suryanata)&lt;/field&gt;&lt;field name='code'&gt;1015&lt;/field&gt;&lt;field search='[('code','=','111.001.015')]' model='account.account' name='default_debit_account_id'/&gt;&lt;field search='[('code','=','111.001.015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15' model='account.journal'&gt;&lt;field name='type'&gt;cash&lt;/field&gt;&lt;field name='name'&gt;Kas Samarinda (P. Suryanata)&lt;/field&gt;&lt;field name='code'&gt;1015&lt;/field&gt;&lt;field search='[('code','=','111.001.015')]' model='account.account' name='default_debit_account_id'/&gt;&lt;field search='[('code','=','111.001.015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16</text:p>
          </table:table-cell>
          <table:table-cell office:value-type="string" calcext:value-type="string">
            <text:p>111.001.016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Ujung Pandang (Pelita Raya)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17];&quot;')]&quot;)" office:value-type="string" office:string-value="[('code','=','111.001.016')]" calcext:value-type="string">
            <text:p>[('code','=','111.001.016')]</text:p>
          </table:table-cell>
          <table:table-cell table:formula="of:=CONCATENATE(&quot;[('code','=','&quot;;[.B17];&quot;')]&quot;)" office:value-type="string" office:string-value="[('code','=','111.001.016')]" calcext:value-type="string">
            <text:p>[('code','=','111.001.016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17];&quot;' model='account.journal'&gt;&lt;field name='type'&gt;&quot;;[.$D17];&quot;&lt;/field&gt;&lt;field name='name'&gt;&quot;;[.$E17];&quot;&lt;/field&gt;&lt;field name='code'&gt;&quot;;[.$F17];&quot;&lt;/field&gt;&lt;field search='&quot;;[.$H17];&quot;' model='account.account' name='default_debit_account_id'/&gt;&lt;field search='&quot;;[.$I17];&quot;' model='account.account' name='default_credit_account_id'/&gt;&lt;field name='centralisation' &quot;;[.$J17];&quot;/&gt;&lt;field name='entry_posted' &quot;;[.$K17];&quot;/&gt;&lt;field name='update_posted' &quot;;[.$L17];&quot;/&gt;&lt;field name='with_last_closing_balance' &quot;;[.$M17];&quot;/&gt;&lt;/record&gt;&quot;)" office:value-type="string" office:string-value="&lt;record id='account_journal_111001016' model='account.journal'&gt;&lt;field name='type'&gt;cash&lt;/field&gt;&lt;field name='name'&gt;Kas Ujung Pandang (Pelita Raya)&lt;/field&gt;&lt;field name='code'&gt;1016&lt;/field&gt;&lt;field search='[('code','=','111.001.016')]' model='account.account' name='default_debit_account_id'/&gt;&lt;field search='[('code','=','111.001.016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16' model='account.journal'&gt;&lt;field name='type'&gt;cash&lt;/field&gt;&lt;field name='name'&gt;Kas Ujung Pandang (Pelita Raya)&lt;/field&gt;&lt;field name='code'&gt;1016&lt;/field&gt;&lt;field search='[('code','=','111.001.016')]' model='account.account' name='default_debit_account_id'/&gt;&lt;field search='[('code','=','111.001.016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17</text:p>
          </table:table-cell>
          <table:table-cell office:value-type="string" calcext:value-type="string">
            <text:p>111.001.017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Medan (Brigjend Katamso)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18];&quot;')]&quot;)" office:value-type="string" office:string-value="[('code','=','111.001.017')]" calcext:value-type="string">
            <text:p>[('code','=','111.001.017')]</text:p>
          </table:table-cell>
          <table:table-cell table:formula="of:=CONCATENATE(&quot;[('code','=','&quot;;[.B18];&quot;')]&quot;)" office:value-type="string" office:string-value="[('code','=','111.001.017')]" calcext:value-type="string">
            <text:p>[('code','=','111.001.017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18];&quot;' model='account.journal'&gt;&lt;field name='type'&gt;&quot;;[.$D18];&quot;&lt;/field&gt;&lt;field name='name'&gt;&quot;;[.$E18];&quot;&lt;/field&gt;&lt;field name='code'&gt;&quot;;[.$F18];&quot;&lt;/field&gt;&lt;field search='&quot;;[.$H18];&quot;' model='account.account' name='default_debit_account_id'/&gt;&lt;field search='&quot;;[.$I18];&quot;' model='account.account' name='default_credit_account_id'/&gt;&lt;field name='centralisation' &quot;;[.$J18];&quot;/&gt;&lt;field name='entry_posted' &quot;;[.$K18];&quot;/&gt;&lt;field name='update_posted' &quot;;[.$L18];&quot;/&gt;&lt;field name='with_last_closing_balance' &quot;;[.$M18];&quot;/&gt;&lt;/record&gt;&quot;)" office:value-type="string" office:string-value="&lt;record id='account_journal_111001017' model='account.journal'&gt;&lt;field name='type'&gt;cash&lt;/field&gt;&lt;field name='name'&gt;Kas Medan (Brigjend Katamso)&lt;/field&gt;&lt;field name='code'&gt;1017&lt;/field&gt;&lt;field search='[('code','=','111.001.017')]' model='account.account' name='default_debit_account_id'/&gt;&lt;field search='[('code','=','111.001.017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17' model='account.journal'&gt;&lt;field name='type'&gt;cash&lt;/field&gt;&lt;field name='name'&gt;Kas Medan (Brigjend Katamso)&lt;/field&gt;&lt;field name='code'&gt;1017&lt;/field&gt;&lt;field search='[('code','=','111.001.017')]' model='account.account' name='default_debit_account_id'/&gt;&lt;field search='[('code','=','111.001.017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18</text:p>
          </table:table-cell>
          <table:table-cell office:value-type="string" calcext:value-type="string">
            <text:p>111.001.018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Malang (Bandara Abdul Rahman Saleh)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19];&quot;')]&quot;)" office:value-type="string" office:string-value="[('code','=','111.001.018')]" calcext:value-type="string">
            <text:p>[('code','=','111.001.018')]</text:p>
          </table:table-cell>
          <table:table-cell table:formula="of:=CONCATENATE(&quot;[('code','=','&quot;;[.B19];&quot;')]&quot;)" office:value-type="string" office:string-value="[('code','=','111.001.018')]" calcext:value-type="string">
            <text:p>[('code','=','111.001.018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19];&quot;' model='account.journal'&gt;&lt;field name='type'&gt;&quot;;[.$D19];&quot;&lt;/field&gt;&lt;field name='name'&gt;&quot;;[.$E19];&quot;&lt;/field&gt;&lt;field name='code'&gt;&quot;;[.$F19];&quot;&lt;/field&gt;&lt;field search='&quot;;[.$H19];&quot;' model='account.account' name='default_debit_account_id'/&gt;&lt;field search='&quot;;[.$I19];&quot;' model='account.account' name='default_credit_account_id'/&gt;&lt;field name='centralisation' &quot;;[.$J19];&quot;/&gt;&lt;field name='entry_posted' &quot;;[.$K19];&quot;/&gt;&lt;field name='update_posted' &quot;;[.$L19];&quot;/&gt;&lt;field name='with_last_closing_balance' &quot;;[.$M19];&quot;/&gt;&lt;/record&gt;&quot;)" office:value-type="string" office:string-value="&lt;record id='account_journal_111001018' model='account.journal'&gt;&lt;field name='type'&gt;cash&lt;/field&gt;&lt;field name='name'&gt;Kas Malang (Bandara Abdul Rahman Saleh)&lt;/field&gt;&lt;field name='code'&gt;1018&lt;/field&gt;&lt;field search='[('code','=','111.001.018')]' model='account.account' name='default_debit_account_id'/&gt;&lt;field search='[('code','=','111.001.018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18' model='account.journal'&gt;&lt;field name='type'&gt;cash&lt;/field&gt;&lt;field name='name'&gt;Kas Malang (Bandara Abdul Rahman Saleh)&lt;/field&gt;&lt;field name='code'&gt;1018&lt;/field&gt;&lt;field search='[('code','=','111.001.018')]' model='account.account' name='default_debit_account_id'/&gt;&lt;field search='[('code','=','111.001.018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19</text:p>
          </table:table-cell>
          <table:table-cell office:value-type="string" calcext:value-type="string">
            <text:p>111.001.019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Lampung (Teluk Betung)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20];&quot;')]&quot;)" office:value-type="string" office:string-value="[('code','=','111.001.019')]" calcext:value-type="string">
            <text:p>[('code','=','111.001.019')]</text:p>
          </table:table-cell>
          <table:table-cell table:formula="of:=CONCATENATE(&quot;[('code','=','&quot;;[.B20];&quot;')]&quot;)" office:value-type="string" office:string-value="[('code','=','111.001.019')]" calcext:value-type="string">
            <text:p>[('code','=','111.001.019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20];&quot;' model='account.journal'&gt;&lt;field name='type'&gt;&quot;;[.$D20];&quot;&lt;/field&gt;&lt;field name='name'&gt;&quot;;[.$E20];&quot;&lt;/field&gt;&lt;field name='code'&gt;&quot;;[.$F20];&quot;&lt;/field&gt;&lt;field search='&quot;;[.$H20];&quot;' model='account.account' name='default_debit_account_id'/&gt;&lt;field search='&quot;;[.$I20];&quot;' model='account.account' name='default_credit_account_id'/&gt;&lt;field name='centralisation' &quot;;[.$J20];&quot;/&gt;&lt;field name='entry_posted' &quot;;[.$K20];&quot;/&gt;&lt;field name='update_posted' &quot;;[.$L20];&quot;/&gt;&lt;field name='with_last_closing_balance' &quot;;[.$M20];&quot;/&gt;&lt;/record&gt;&quot;)" office:value-type="string" office:string-value="&lt;record id='account_journal_111001019' model='account.journal'&gt;&lt;field name='type'&gt;cash&lt;/field&gt;&lt;field name='name'&gt;Kas Lampung (Teluk Betung)&lt;/field&gt;&lt;field name='code'&gt;1019&lt;/field&gt;&lt;field search='[('code','=','111.001.019')]' model='account.account' name='default_debit_account_id'/&gt;&lt;field search='[('code','=','111.001.019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19' model='account.journal'&gt;&lt;field name='type'&gt;cash&lt;/field&gt;&lt;field name='name'&gt;Kas Lampung (Teluk Betung)&lt;/field&gt;&lt;field name='code'&gt;1019&lt;/field&gt;&lt;field search='[('code','=','111.001.019')]' model='account.account' name='default_debit_account_id'/&gt;&lt;field search='[('code','=','111.001.019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20</text:p>
          </table:table-cell>
          <table:table-cell office:value-type="string" calcext:value-type="string">
            <text:p>111.001.020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Jakarta Pusat (Lautze)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21];&quot;')]&quot;)" office:value-type="string" office:string-value="[('code','=','111.001.020')]" calcext:value-type="string">
            <text:p>[('code','=','111.001.020')]</text:p>
          </table:table-cell>
          <table:table-cell table:formula="of:=CONCATENATE(&quot;[('code','=','&quot;;[.B21];&quot;')]&quot;)" office:value-type="string" office:string-value="[('code','=','111.001.020')]" calcext:value-type="string">
            <text:p>[('code','=','111.001.020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21];&quot;' model='account.journal'&gt;&lt;field name='type'&gt;&quot;;[.$D21];&quot;&lt;/field&gt;&lt;field name='name'&gt;&quot;;[.$E21];&quot;&lt;/field&gt;&lt;field name='code'&gt;&quot;;[.$F21];&quot;&lt;/field&gt;&lt;field search='&quot;;[.$H21];&quot;' model='account.account' name='default_debit_account_id'/&gt;&lt;field search='&quot;;[.$I21];&quot;' model='account.account' name='default_credit_account_id'/&gt;&lt;field name='centralisation' &quot;;[.$J21];&quot;/&gt;&lt;field name='entry_posted' &quot;;[.$K21];&quot;/&gt;&lt;field name='update_posted' &quot;;[.$L21];&quot;/&gt;&lt;field name='with_last_closing_balance' &quot;;[.$M21];&quot;/&gt;&lt;/record&gt;&quot;)" office:value-type="string" office:string-value="&lt;record id='account_journal_111001020' model='account.journal'&gt;&lt;field name='type'&gt;cash&lt;/field&gt;&lt;field name='name'&gt;Kas Jakarta Pusat (Lautze)&lt;/field&gt;&lt;field name='code'&gt;1020&lt;/field&gt;&lt;field search='[('code','=','111.001.020')]' model='account.account' name='default_debit_account_id'/&gt;&lt;field search='[('code','=','111.001.020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20' model='account.journal'&gt;&lt;field name='type'&gt;cash&lt;/field&gt;&lt;field name='name'&gt;Kas Jakarta Pusat (Lautze)&lt;/field&gt;&lt;field name='code'&gt;1020&lt;/field&gt;&lt;field search='[('code','=','111.001.020')]' model='account.account' name='default_debit_account_id'/&gt;&lt;field search='[('code','=','111.001.020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21</text:p>
          </table:table-cell>
          <table:table-cell office:value-type="string" calcext:value-type="string">
            <text:p>111.001.021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Depok (Beji Timur)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22];&quot;')]&quot;)" office:value-type="string" office:string-value="[('code','=','111.001.021')]" calcext:value-type="string">
            <text:p>[('code','=','111.001.021')]</text:p>
          </table:table-cell>
          <table:table-cell table:formula="of:=CONCATENATE(&quot;[('code','=','&quot;;[.B22];&quot;')]&quot;)" office:value-type="string" office:string-value="[('code','=','111.001.021')]" calcext:value-type="string">
            <text:p>[('code','=','111.001.021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22];&quot;' model='account.journal'&gt;&lt;field name='type'&gt;&quot;;[.$D22];&quot;&lt;/field&gt;&lt;field name='name'&gt;&quot;;[.$E22];&quot;&lt;/field&gt;&lt;field name='code'&gt;&quot;;[.$F22];&quot;&lt;/field&gt;&lt;field search='&quot;;[.$H22];&quot;' model='account.account' name='default_debit_account_id'/&gt;&lt;field search='&quot;;[.$I22];&quot;' model='account.account' name='default_credit_account_id'/&gt;&lt;field name='centralisation' &quot;;[.$J22];&quot;/&gt;&lt;field name='entry_posted' &quot;;[.$K22];&quot;/&gt;&lt;field name='update_posted' &quot;;[.$L22];&quot;/&gt;&lt;field name='with_last_closing_balance' &quot;;[.$M22];&quot;/&gt;&lt;/record&gt;&quot;)" office:value-type="string" office:string-value="&lt;record id='account_journal_111001021' model='account.journal'&gt;&lt;field name='type'&gt;cash&lt;/field&gt;&lt;field name='name'&gt;Kas Depok (Beji Timur)&lt;/field&gt;&lt;field name='code'&gt;1021&lt;/field&gt;&lt;field search='[('code','=','111.001.021')]' model='account.account' name='default_debit_account_id'/&gt;&lt;field search='[('code','=','111.001.021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21' model='account.journal'&gt;&lt;field name='type'&gt;cash&lt;/field&gt;&lt;field name='name'&gt;Kas Depok (Beji Timur)&lt;/field&gt;&lt;field name='code'&gt;1021&lt;/field&gt;&lt;field search='[('code','=','111.001.021')]' model='account.account' name='default_debit_account_id'/&gt;&lt;field search='[('code','=','111.001.021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22</text:p>
          </table:table-cell>
          <table:table-cell office:value-type="string" calcext:value-type="string">
            <text:p>111.001.022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Sukabumi (Cisaat)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23];&quot;')]&quot;)" office:value-type="string" office:string-value="[('code','=','111.001.022')]" calcext:value-type="string">
            <text:p>[('code','=','111.001.022')]</text:p>
          </table:table-cell>
          <table:table-cell table:formula="of:=CONCATENATE(&quot;[('code','=','&quot;;[.B23];&quot;')]&quot;)" office:value-type="string" office:string-value="[('code','=','111.001.022')]" calcext:value-type="string">
            <text:p>[('code','=','111.001.022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23];&quot;' model='account.journal'&gt;&lt;field name='type'&gt;&quot;;[.$D23];&quot;&lt;/field&gt;&lt;field name='name'&gt;&quot;;[.$E23];&quot;&lt;/field&gt;&lt;field name='code'&gt;&quot;;[.$F23];&quot;&lt;/field&gt;&lt;field search='&quot;;[.$H23];&quot;' model='account.account' name='default_debit_account_id'/&gt;&lt;field search='&quot;;[.$I23];&quot;' model='account.account' name='default_credit_account_id'/&gt;&lt;field name='centralisation' &quot;;[.$J23];&quot;/&gt;&lt;field name='entry_posted' &quot;;[.$K23];&quot;/&gt;&lt;field name='update_posted' &quot;;[.$L23];&quot;/&gt;&lt;field name='with_last_closing_balance' &quot;;[.$M23];&quot;/&gt;&lt;/record&gt;&quot;)" office:value-type="string" office:string-value="&lt;record id='account_journal_111001022' model='account.journal'&gt;&lt;field name='type'&gt;cash&lt;/field&gt;&lt;field name='name'&gt;Kas Sukabumi (Cisaat)&lt;/field&gt;&lt;field name='code'&gt;1022&lt;/field&gt;&lt;field search='[('code','=','111.001.022')]' model='account.account' name='default_debit_account_id'/&gt;&lt;field search='[('code','=','111.001.022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22' model='account.journal'&gt;&lt;field name='type'&gt;cash&lt;/field&gt;&lt;field name='name'&gt;Kas Sukabumi (Cisaat)&lt;/field&gt;&lt;field name='code'&gt;1022&lt;/field&gt;&lt;field search='[('code','=','111.001.022')]' model='account.account' name='default_debit_account_id'/&gt;&lt;field search='[('code','=','111.001.022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23</text:p>
          </table:table-cell>
          <table:table-cell office:value-type="string" calcext:value-type="string">
            <text:p>111.001.023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Tanjung Pinang (Srikaton)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24];&quot;')]&quot;)" office:value-type="string" office:string-value="[('code','=','111.001.023')]" calcext:value-type="string">
            <text:p>[('code','=','111.001.023')]</text:p>
          </table:table-cell>
          <table:table-cell table:formula="of:=CONCATENATE(&quot;[('code','=','&quot;;[.B24];&quot;')]&quot;)" office:value-type="string" office:string-value="[('code','=','111.001.023')]" calcext:value-type="string">
            <text:p>[('code','=','111.001.023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24];&quot;' model='account.journal'&gt;&lt;field name='type'&gt;&quot;;[.$D24];&quot;&lt;/field&gt;&lt;field name='name'&gt;&quot;;[.$E24];&quot;&lt;/field&gt;&lt;field name='code'&gt;&quot;;[.$F24];&quot;&lt;/field&gt;&lt;field search='&quot;;[.$H24];&quot;' model='account.account' name='default_debit_account_id'/&gt;&lt;field search='&quot;;[.$I24];&quot;' model='account.account' name='default_credit_account_id'/&gt;&lt;field name='centralisation' &quot;;[.$J24];&quot;/&gt;&lt;field name='entry_posted' &quot;;[.$K24];&quot;/&gt;&lt;field name='update_posted' &quot;;[.$L24];&quot;/&gt;&lt;field name='with_last_closing_balance' &quot;;[.$M24];&quot;/&gt;&lt;/record&gt;&quot;)" office:value-type="string" office:string-value="&lt;record id='account_journal_111001023' model='account.journal'&gt;&lt;field name='type'&gt;cash&lt;/field&gt;&lt;field name='name'&gt;Kas Tanjung Pinang (Srikaton)&lt;/field&gt;&lt;field name='code'&gt;1023&lt;/field&gt;&lt;field search='[('code','=','111.001.023')]' model='account.account' name='default_debit_account_id'/&gt;&lt;field search='[('code','=','111.001.023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23' model='account.journal'&gt;&lt;field name='type'&gt;cash&lt;/field&gt;&lt;field name='name'&gt;Kas Tanjung Pinang (Srikaton)&lt;/field&gt;&lt;field name='code'&gt;1023&lt;/field&gt;&lt;field search='[('code','=','111.001.023')]' model='account.account' name='default_debit_account_id'/&gt;&lt;field search='[('code','=','111.001.023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24</text:p>
          </table:table-cell>
          <table:table-cell office:value-type="string" calcext:value-type="string">
            <text:p>111.001.024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Jogjakarta (Sagan)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25];&quot;')]&quot;)" office:value-type="string" office:string-value="[('code','=','111.001.024')]" calcext:value-type="string">
            <text:p>[('code','=','111.001.024')]</text:p>
          </table:table-cell>
          <table:table-cell table:formula="of:=CONCATENATE(&quot;[('code','=','&quot;;[.B25];&quot;')]&quot;)" office:value-type="string" office:string-value="[('code','=','111.001.024')]" calcext:value-type="string">
            <text:p>[('code','=','111.001.024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25];&quot;' model='account.journal'&gt;&lt;field name='type'&gt;&quot;;[.$D25];&quot;&lt;/field&gt;&lt;field name='name'&gt;&quot;;[.$E25];&quot;&lt;/field&gt;&lt;field name='code'&gt;&quot;;[.$F25];&quot;&lt;/field&gt;&lt;field search='&quot;;[.$H25];&quot;' model='account.account' name='default_debit_account_id'/&gt;&lt;field search='&quot;;[.$I25];&quot;' model='account.account' name='default_credit_account_id'/&gt;&lt;field name='centralisation' &quot;;[.$J25];&quot;/&gt;&lt;field name='entry_posted' &quot;;[.$K25];&quot;/&gt;&lt;field name='update_posted' &quot;;[.$L25];&quot;/&gt;&lt;field name='with_last_closing_balance' &quot;;[.$M25];&quot;/&gt;&lt;/record&gt;&quot;)" office:value-type="string" office:string-value="&lt;record id='account_journal_111001024' model='account.journal'&gt;&lt;field name='type'&gt;cash&lt;/field&gt;&lt;field name='name'&gt;Kas Jogjakarta (Sagan)&lt;/field&gt;&lt;field name='code'&gt;1024&lt;/field&gt;&lt;field search='[('code','=','111.001.024')]' model='account.account' name='default_debit_account_id'/&gt;&lt;field search='[('code','=','111.001.024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24' model='account.journal'&gt;&lt;field name='type'&gt;cash&lt;/field&gt;&lt;field name='name'&gt;Kas Jogjakarta (Sagan)&lt;/field&gt;&lt;field name='code'&gt;1024&lt;/field&gt;&lt;field search='[('code','=','111.001.024')]' model='account.account' name='default_debit_account_id'/&gt;&lt;field search='[('code','=','111.001.024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25</text:p>
          </table:table-cell>
          <table:table-cell office:value-type="string" calcext:value-type="string">
            <text:p>111.001.025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Cilegon (Walantaka)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26];&quot;')]&quot;)" office:value-type="string" office:string-value="[('code','=','111.001.025')]" calcext:value-type="string">
            <text:p>[('code','=','111.001.025')]</text:p>
          </table:table-cell>
          <table:table-cell table:formula="of:=CONCATENATE(&quot;[('code','=','&quot;;[.B26];&quot;')]&quot;)" office:value-type="string" office:string-value="[('code','=','111.001.025')]" calcext:value-type="string">
            <text:p>[('code','=','111.001.025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26];&quot;' model='account.journal'&gt;&lt;field name='type'&gt;&quot;;[.$D26];&quot;&lt;/field&gt;&lt;field name='name'&gt;&quot;;[.$E26];&quot;&lt;/field&gt;&lt;field name='code'&gt;&quot;;[.$F26];&quot;&lt;/field&gt;&lt;field search='&quot;;[.$H26];&quot;' model='account.account' name='default_debit_account_id'/&gt;&lt;field search='&quot;;[.$I26];&quot;' model='account.account' name='default_credit_account_id'/&gt;&lt;field name='centralisation' &quot;;[.$J26];&quot;/&gt;&lt;field name='entry_posted' &quot;;[.$K26];&quot;/&gt;&lt;field name='update_posted' &quot;;[.$L26];&quot;/&gt;&lt;field name='with_last_closing_balance' &quot;;[.$M26];&quot;/&gt;&lt;/record&gt;&quot;)" office:value-type="string" office:string-value="&lt;record id='account_journal_111001025' model='account.journal'&gt;&lt;field name='type'&gt;cash&lt;/field&gt;&lt;field name='name'&gt;Kas Cilegon (Walantaka)&lt;/field&gt;&lt;field name='code'&gt;1025&lt;/field&gt;&lt;field search='[('code','=','111.001.025')]' model='account.account' name='default_debit_account_id'/&gt;&lt;field search='[('code','=','111.001.025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25' model='account.journal'&gt;&lt;field name='type'&gt;cash&lt;/field&gt;&lt;field name='name'&gt;Kas Cilegon (Walantaka)&lt;/field&gt;&lt;field name='code'&gt;1025&lt;/field&gt;&lt;field search='[('code','=','111.001.025')]' model='account.account' name='default_debit_account_id'/&gt;&lt;field search='[('code','=','111.001.025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26</text:p>
          </table:table-cell>
          <table:table-cell office:value-type="string" calcext:value-type="string">
            <text:p>111.001.026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Tangerang Selatan (Melati Mas)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27];&quot;')]&quot;)" office:value-type="string" office:string-value="[('code','=','111.001.026')]" calcext:value-type="string">
            <text:p>[('code','=','111.001.026')]</text:p>
          </table:table-cell>
          <table:table-cell table:formula="of:=CONCATENATE(&quot;[('code','=','&quot;;[.B27];&quot;')]&quot;)" office:value-type="string" office:string-value="[('code','=','111.001.026')]" calcext:value-type="string">
            <text:p>[('code','=','111.001.026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27];&quot;' model='account.journal'&gt;&lt;field name='type'&gt;&quot;;[.$D27];&quot;&lt;/field&gt;&lt;field name='name'&gt;&quot;;[.$E27];&quot;&lt;/field&gt;&lt;field name='code'&gt;&quot;;[.$F27];&quot;&lt;/field&gt;&lt;field search='&quot;;[.$H27];&quot;' model='account.account' name='default_debit_account_id'/&gt;&lt;field search='&quot;;[.$I27];&quot;' model='account.account' name='default_credit_account_id'/&gt;&lt;field name='centralisation' &quot;;[.$J27];&quot;/&gt;&lt;field name='entry_posted' &quot;;[.$K27];&quot;/&gt;&lt;field name='update_posted' &quot;;[.$L27];&quot;/&gt;&lt;field name='with_last_closing_balance' &quot;;[.$M27];&quot;/&gt;&lt;/record&gt;&quot;)" office:value-type="string" office:string-value="&lt;record id='account_journal_111001026' model='account.journal'&gt;&lt;field name='type'&gt;cash&lt;/field&gt;&lt;field name='name'&gt;Kas Tangerang Selatan (Melati Mas)&lt;/field&gt;&lt;field name='code'&gt;1026&lt;/field&gt;&lt;field search='[('code','=','111.001.026')]' model='account.account' name='default_debit_account_id'/&gt;&lt;field search='[('code','=','111.001.026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26' model='account.journal'&gt;&lt;field name='type'&gt;cash&lt;/field&gt;&lt;field name='name'&gt;Kas Tangerang Selatan (Melati Mas)&lt;/field&gt;&lt;field name='code'&gt;1026&lt;/field&gt;&lt;field search='[('code','=','111.001.026')]' model='account.account' name='default_debit_account_id'/&gt;&lt;field search='[('code','=','111.001.026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27</text:p>
          </table:table-cell>
          <table:table-cell office:value-type="string" calcext:value-type="string">
            <text:p>111.001.027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Manado (Tuminting)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28];&quot;')]&quot;)" office:value-type="string" office:string-value="[('code','=','111.001.027')]" calcext:value-type="string">
            <text:p>[('code','=','111.001.027')]</text:p>
          </table:table-cell>
          <table:table-cell table:formula="of:=CONCATENATE(&quot;[('code','=','&quot;;[.B28];&quot;')]&quot;)" office:value-type="string" office:string-value="[('code','=','111.001.027')]" calcext:value-type="string">
            <text:p>[('code','=','111.001.027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28];&quot;' model='account.journal'&gt;&lt;field name='type'&gt;&quot;;[.$D28];&quot;&lt;/field&gt;&lt;field name='name'&gt;&quot;;[.$E28];&quot;&lt;/field&gt;&lt;field name='code'&gt;&quot;;[.$F28];&quot;&lt;/field&gt;&lt;field search='&quot;;[.$H28];&quot;' model='account.account' name='default_debit_account_id'/&gt;&lt;field search='&quot;;[.$I28];&quot;' model='account.account' name='default_credit_account_id'/&gt;&lt;field name='centralisation' &quot;;[.$J28];&quot;/&gt;&lt;field name='entry_posted' &quot;;[.$K28];&quot;/&gt;&lt;field name='update_posted' &quot;;[.$L28];&quot;/&gt;&lt;field name='with_last_closing_balance' &quot;;[.$M28];&quot;/&gt;&lt;/record&gt;&quot;)" office:value-type="string" office:string-value="&lt;record id='account_journal_111001027' model='account.journal'&gt;&lt;field name='type'&gt;cash&lt;/field&gt;&lt;field name='name'&gt;Kas Manado (Tuminting)&lt;/field&gt;&lt;field name='code'&gt;1027&lt;/field&gt;&lt;field search='[('code','=','111.001.027')]' model='account.account' name='default_debit_account_id'/&gt;&lt;field search='[('code','=','111.001.027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27' model='account.journal'&gt;&lt;field name='type'&gt;cash&lt;/field&gt;&lt;field name='name'&gt;Kas Manado (Tuminting)&lt;/field&gt;&lt;field name='code'&gt;1027&lt;/field&gt;&lt;field search='[('code','=','111.001.027')]' model='account.account' name='default_debit_account_id'/&gt;&lt;field search='[('code','=','111.001.027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28</text:p>
          </table:table-cell>
          <table:table-cell office:value-type="string" calcext:value-type="string">
            <text:p>111.001.028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Solo (Laweyan)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29];&quot;')]&quot;)" office:value-type="string" office:string-value="[('code','=','111.001.028')]" calcext:value-type="string">
            <text:p>[('code','=','111.001.028')]</text:p>
          </table:table-cell>
          <table:table-cell table:formula="of:=CONCATENATE(&quot;[('code','=','&quot;;[.B29];&quot;')]&quot;)" office:value-type="string" office:string-value="[('code','=','111.001.028')]" calcext:value-type="string">
            <text:p>[('code','=','111.001.028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29];&quot;' model='account.journal'&gt;&lt;field name='type'&gt;&quot;;[.$D29];&quot;&lt;/field&gt;&lt;field name='name'&gt;&quot;;[.$E29];&quot;&lt;/field&gt;&lt;field name='code'&gt;&quot;;[.$F29];&quot;&lt;/field&gt;&lt;field search='&quot;;[.$H29];&quot;' model='account.account' name='default_debit_account_id'/&gt;&lt;field search='&quot;;[.$I29];&quot;' model='account.account' name='default_credit_account_id'/&gt;&lt;field name='centralisation' &quot;;[.$J29];&quot;/&gt;&lt;field name='entry_posted' &quot;;[.$K29];&quot;/&gt;&lt;field name='update_posted' &quot;;[.$L29];&quot;/&gt;&lt;field name='with_last_closing_balance' &quot;;[.$M29];&quot;/&gt;&lt;/record&gt;&quot;)" office:value-type="string" office:string-value="&lt;record id='account_journal_111001028' model='account.journal'&gt;&lt;field name='type'&gt;cash&lt;/field&gt;&lt;field name='name'&gt;Kas Solo (Laweyan)&lt;/field&gt;&lt;field name='code'&gt;1028&lt;/field&gt;&lt;field search='[('code','=','111.001.028')]' model='account.account' name='default_debit_account_id'/&gt;&lt;field search='[('code','=','111.001.028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28' model='account.journal'&gt;&lt;field name='type'&gt;cash&lt;/field&gt;&lt;field name='name'&gt;Kas Solo (Laweyan)&lt;/field&gt;&lt;field name='code'&gt;1028&lt;/field&gt;&lt;field search='[('code','=','111.001.028')]' model='account.account' name='default_debit_account_id'/&gt;&lt;field search='[('code','=','111.001.028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29</text:p>
          </table:table-cell>
          <table:table-cell office:value-type="string" calcext:value-type="string">
            <text:p>111.001.029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Garut (Citisung)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30];&quot;')]&quot;)" office:value-type="string" office:string-value="[('code','=','111.001.029')]" calcext:value-type="string">
            <text:p>[('code','=','111.001.029')]</text:p>
          </table:table-cell>
          <table:table-cell table:formula="of:=CONCATENATE(&quot;[('code','=','&quot;;[.B30];&quot;')]&quot;)" office:value-type="string" office:string-value="[('code','=','111.001.029')]" calcext:value-type="string">
            <text:p>[('code','=','111.001.029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30];&quot;' model='account.journal'&gt;&lt;field name='type'&gt;&quot;;[.$D30];&quot;&lt;/field&gt;&lt;field name='name'&gt;&quot;;[.$E30];&quot;&lt;/field&gt;&lt;field name='code'&gt;&quot;;[.$F30];&quot;&lt;/field&gt;&lt;field search='&quot;;[.$H30];&quot;' model='account.account' name='default_debit_account_id'/&gt;&lt;field search='&quot;;[.$I30];&quot;' model='account.account' name='default_credit_account_id'/&gt;&lt;field name='centralisation' &quot;;[.$J30];&quot;/&gt;&lt;field name='entry_posted' &quot;;[.$K30];&quot;/&gt;&lt;field name='update_posted' &quot;;[.$L30];&quot;/&gt;&lt;field name='with_last_closing_balance' &quot;;[.$M30];&quot;/&gt;&lt;/record&gt;&quot;)" office:value-type="string" office:string-value="&lt;record id='account_journal_111001029' model='account.journal'&gt;&lt;field name='type'&gt;cash&lt;/field&gt;&lt;field name='name'&gt;Kas Garut (Citisung)&lt;/field&gt;&lt;field name='code'&gt;1029&lt;/field&gt;&lt;field search='[('code','=','111.001.029')]' model='account.account' name='default_debit_account_id'/&gt;&lt;field search='[('code','=','111.001.029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29' model='account.journal'&gt;&lt;field name='type'&gt;cash&lt;/field&gt;&lt;field name='name'&gt;Kas Garut (Citisung)&lt;/field&gt;&lt;field name='code'&gt;1029&lt;/field&gt;&lt;field search='[('code','=','111.001.029')]' model='account.account' name='default_debit_account_id'/&gt;&lt;field search='[('code','=','111.001.029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30</text:p>
          </table:table-cell>
          <table:table-cell office:value-type="string" calcext:value-type="string">
            <text:p>111.001.030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Jakarta Barat (Daan Mogot)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31];&quot;')]&quot;)" office:value-type="string" office:string-value="[('code','=','111.001.030')]" calcext:value-type="string">
            <text:p>[('code','=','111.001.030')]</text:p>
          </table:table-cell>
          <table:table-cell table:formula="of:=CONCATENATE(&quot;[('code','=','&quot;;[.B31];&quot;')]&quot;)" office:value-type="string" office:string-value="[('code','=','111.001.030')]" calcext:value-type="string">
            <text:p>[('code','=','111.001.030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31];&quot;' model='account.journal'&gt;&lt;field name='type'&gt;&quot;;[.$D31];&quot;&lt;/field&gt;&lt;field name='name'&gt;&quot;;[.$E31];&quot;&lt;/field&gt;&lt;field name='code'&gt;&quot;;[.$F31];&quot;&lt;/field&gt;&lt;field search='&quot;;[.$H31];&quot;' model='account.account' name='default_debit_account_id'/&gt;&lt;field search='&quot;;[.$I31];&quot;' model='account.account' name='default_credit_account_id'/&gt;&lt;field name='centralisation' &quot;;[.$J31];&quot;/&gt;&lt;field name='entry_posted' &quot;;[.$K31];&quot;/&gt;&lt;field name='update_posted' &quot;;[.$L31];&quot;/&gt;&lt;field name='with_last_closing_balance' &quot;;[.$M31];&quot;/&gt;&lt;/record&gt;&quot;)" office:value-type="string" office:string-value="&lt;record id='account_journal_111001030' model='account.journal'&gt;&lt;field name='type'&gt;cash&lt;/field&gt;&lt;field name='name'&gt;Kas Jakarta Barat (Daan Mogot)&lt;/field&gt;&lt;field name='code'&gt;1030&lt;/field&gt;&lt;field search='[('code','=','111.001.030')]' model='account.account' name='default_debit_account_id'/&gt;&lt;field search='[('code','=','111.001.030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30' model='account.journal'&gt;&lt;field name='type'&gt;cash&lt;/field&gt;&lt;field name='name'&gt;Kas Jakarta Barat (Daan Mogot)&lt;/field&gt;&lt;field name='code'&gt;1030&lt;/field&gt;&lt;field search='[('code','=','111.001.030')]' model='account.account' name='default_debit_account_id'/&gt;&lt;field search='[('code','=','111.001.030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31</text:p>
          </table:table-cell>
          <table:table-cell office:value-type="string" calcext:value-type="string">
            <text:p>111.001.031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Pemalang (Raya Petarukan)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32];&quot;')]&quot;)" office:value-type="string" office:string-value="[('code','=','111.001.031')]" calcext:value-type="string">
            <text:p>[('code','=','111.001.031')]</text:p>
          </table:table-cell>
          <table:table-cell table:formula="of:=CONCATENATE(&quot;[('code','=','&quot;;[.B32];&quot;')]&quot;)" office:value-type="string" office:string-value="[('code','=','111.001.031')]" calcext:value-type="string">
            <text:p>[('code','=','111.001.031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32];&quot;' model='account.journal'&gt;&lt;field name='type'&gt;&quot;;[.$D32];&quot;&lt;/field&gt;&lt;field name='name'&gt;&quot;;[.$E32];&quot;&lt;/field&gt;&lt;field name='code'&gt;&quot;;[.$F32];&quot;&lt;/field&gt;&lt;field search='&quot;;[.$H32];&quot;' model='account.account' name='default_debit_account_id'/&gt;&lt;field search='&quot;;[.$I32];&quot;' model='account.account' name='default_credit_account_id'/&gt;&lt;field name='centralisation' &quot;;[.$J32];&quot;/&gt;&lt;field name='entry_posted' &quot;;[.$K32];&quot;/&gt;&lt;field name='update_posted' &quot;;[.$L32];&quot;/&gt;&lt;field name='with_last_closing_balance' &quot;;[.$M32];&quot;/&gt;&lt;/record&gt;&quot;)" office:value-type="string" office:string-value="&lt;record id='account_journal_111001031' model='account.journal'&gt;&lt;field name='type'&gt;cash&lt;/field&gt;&lt;field name='name'&gt;Kas Pemalang (Raya Petarukan)&lt;/field&gt;&lt;field name='code'&gt;1031&lt;/field&gt;&lt;field search='[('code','=','111.001.031')]' model='account.account' name='default_debit_account_id'/&gt;&lt;field search='[('code','=','111.001.031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31' model='account.journal'&gt;&lt;field name='type'&gt;cash&lt;/field&gt;&lt;field name='name'&gt;Kas Pemalang (Raya Petarukan)&lt;/field&gt;&lt;field name='code'&gt;1031&lt;/field&gt;&lt;field search='[('code','=','111.001.031')]' model='account.account' name='default_debit_account_id'/&gt;&lt;field search='[('code','=','111.001.031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32</text:p>
          </table:table-cell>
          <table:table-cell office:value-type="string" calcext:value-type="string">
            <text:p>111.001.032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Palu (Rajawali)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33];&quot;')]&quot;)" office:value-type="string" office:string-value="[('code','=','111.001.032')]" calcext:value-type="string">
            <text:p>[('code','=','111.001.032')]</text:p>
          </table:table-cell>
          <table:table-cell table:formula="of:=CONCATENATE(&quot;[('code','=','&quot;;[.B33];&quot;')]&quot;)" office:value-type="string" office:string-value="[('code','=','111.001.032')]" calcext:value-type="string">
            <text:p>[('code','=','111.001.032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33];&quot;' model='account.journal'&gt;&lt;field name='type'&gt;&quot;;[.$D33];&quot;&lt;/field&gt;&lt;field name='name'&gt;&quot;;[.$E33];&quot;&lt;/field&gt;&lt;field name='code'&gt;&quot;;[.$F33];&quot;&lt;/field&gt;&lt;field search='&quot;;[.$H33];&quot;' model='account.account' name='default_debit_account_id'/&gt;&lt;field search='&quot;;[.$I33];&quot;' model='account.account' name='default_credit_account_id'/&gt;&lt;field name='centralisation' &quot;;[.$J33];&quot;/&gt;&lt;field name='entry_posted' &quot;;[.$K33];&quot;/&gt;&lt;field name='update_posted' &quot;;[.$L33];&quot;/&gt;&lt;field name='with_last_closing_balance' &quot;;[.$M33];&quot;/&gt;&lt;/record&gt;&quot;)" office:value-type="string" office:string-value="&lt;record id='account_journal_111001032' model='account.journal'&gt;&lt;field name='type'&gt;cash&lt;/field&gt;&lt;field name='name'&gt;Kas Palu (Rajawali)&lt;/field&gt;&lt;field name='code'&gt;1032&lt;/field&gt;&lt;field search='[('code','=','111.001.032')]' model='account.account' name='default_debit_account_id'/&gt;&lt;field search='[('code','=','111.001.032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32' model='account.journal'&gt;&lt;field name='type'&gt;cash&lt;/field&gt;&lt;field name='name'&gt;Kas Palu (Rajawali)&lt;/field&gt;&lt;field name='code'&gt;1032&lt;/field&gt;&lt;field search='[('code','=','111.001.032')]' model='account.account' name='default_debit_account_id'/&gt;&lt;field search='[('code','=','111.001.032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33</text:p>
          </table:table-cell>
          <table:table-cell office:value-type="string" calcext:value-type="string">
            <text:p>111.001.033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Palangkaraya (Penarung)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34];&quot;')]&quot;)" office:value-type="string" office:string-value="[('code','=','111.001.033')]" calcext:value-type="string">
            <text:p>[('code','=','111.001.033')]</text:p>
          </table:table-cell>
          <table:table-cell table:formula="of:=CONCATENATE(&quot;[('code','=','&quot;;[.B34];&quot;')]&quot;)" office:value-type="string" office:string-value="[('code','=','111.001.033')]" calcext:value-type="string">
            <text:p>[('code','=','111.001.033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34];&quot;' model='account.journal'&gt;&lt;field name='type'&gt;&quot;;[.$D34];&quot;&lt;/field&gt;&lt;field name='name'&gt;&quot;;[.$E34];&quot;&lt;/field&gt;&lt;field name='code'&gt;&quot;;[.$F34];&quot;&lt;/field&gt;&lt;field search='&quot;;[.$H34];&quot;' model='account.account' name='default_debit_account_id'/&gt;&lt;field search='&quot;;[.$I34];&quot;' model='account.account' name='default_credit_account_id'/&gt;&lt;field name='centralisation' &quot;;[.$J34];&quot;/&gt;&lt;field name='entry_posted' &quot;;[.$K34];&quot;/&gt;&lt;field name='update_posted' &quot;;[.$L34];&quot;/&gt;&lt;field name='with_last_closing_balance' &quot;;[.$M34];&quot;/&gt;&lt;/record&gt;&quot;)" office:value-type="string" office:string-value="&lt;record id='account_journal_111001033' model='account.journal'&gt;&lt;field name='type'&gt;cash&lt;/field&gt;&lt;field name='name'&gt;Kas Palangkaraya (Penarung)&lt;/field&gt;&lt;field name='code'&gt;1033&lt;/field&gt;&lt;field search='[('code','=','111.001.033')]' model='account.account' name='default_debit_account_id'/&gt;&lt;field search='[('code','=','111.001.033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33' model='account.journal'&gt;&lt;field name='type'&gt;cash&lt;/field&gt;&lt;field name='name'&gt;Kas Palangkaraya (Penarung)&lt;/field&gt;&lt;field name='code'&gt;1033&lt;/field&gt;&lt;field search='[('code','=','111.001.033')]' model='account.account' name='default_debit_account_id'/&gt;&lt;field search='[('code','=','111.001.033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34</text:p>
          </table:table-cell>
          <table:table-cell office:value-type="string" calcext:value-type="string">
            <text:p>111.001.034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Tasikmalaya (TSI)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35];&quot;')]&quot;)" office:value-type="string" office:string-value="[('code','=','111.001.034')]" calcext:value-type="string">
            <text:p>[('code','=','111.001.034')]</text:p>
          </table:table-cell>
          <table:table-cell table:formula="of:=CONCATENATE(&quot;[('code','=','&quot;;[.B35];&quot;')]&quot;)" office:value-type="string" office:string-value="[('code','=','111.001.034')]" calcext:value-type="string">
            <text:p>[('code','=','111.001.034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35];&quot;' model='account.journal'&gt;&lt;field name='type'&gt;&quot;;[.$D35];&quot;&lt;/field&gt;&lt;field name='name'&gt;&quot;;[.$E35];&quot;&lt;/field&gt;&lt;field name='code'&gt;&quot;;[.$F35];&quot;&lt;/field&gt;&lt;field search='&quot;;[.$H35];&quot;' model='account.account' name='default_debit_account_id'/&gt;&lt;field search='&quot;;[.$I35];&quot;' model='account.account' name='default_credit_account_id'/&gt;&lt;field name='centralisation' &quot;;[.$J35];&quot;/&gt;&lt;field name='entry_posted' &quot;;[.$K35];&quot;/&gt;&lt;field name='update_posted' &quot;;[.$L35];&quot;/&gt;&lt;field name='with_last_closing_balance' &quot;;[.$M35];&quot;/&gt;&lt;/record&gt;&quot;)" office:value-type="string" office:string-value="&lt;record id='account_journal_111001034' model='account.journal'&gt;&lt;field name='type'&gt;cash&lt;/field&gt;&lt;field name='name'&gt;Kas Tasikmalaya (TSI)&lt;/field&gt;&lt;field name='code'&gt;1034&lt;/field&gt;&lt;field search='[('code','=','111.001.034')]' model='account.account' name='default_debit_account_id'/&gt;&lt;field search='[('code','=','111.001.034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34' model='account.journal'&gt;&lt;field name='type'&gt;cash&lt;/field&gt;&lt;field name='name'&gt;Kas Tasikmalaya (TSI)&lt;/field&gt;&lt;field name='code'&gt;1034&lt;/field&gt;&lt;field search='[('code','=','111.001.034')]' model='account.account' name='default_debit_account_id'/&gt;&lt;field search='[('code','=','111.001.034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35</text:p>
          </table:table-cell>
          <table:table-cell office:value-type="string" calcext:value-type="string">
            <text:p>111.001.035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Jakarta Timur (Ciracas)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36];&quot;')]&quot;)" office:value-type="string" office:string-value="[('code','=','111.001.035')]" calcext:value-type="string">
            <text:p>[('code','=','111.001.035')]</text:p>
          </table:table-cell>
          <table:table-cell table:formula="of:=CONCATENATE(&quot;[('code','=','&quot;;[.B36];&quot;')]&quot;)" office:value-type="string" office:string-value="[('code','=','111.001.035')]" calcext:value-type="string">
            <text:p>[('code','=','111.001.035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36];&quot;' model='account.journal'&gt;&lt;field name='type'&gt;&quot;;[.$D36];&quot;&lt;/field&gt;&lt;field name='name'&gt;&quot;;[.$E36];&quot;&lt;/field&gt;&lt;field name='code'&gt;&quot;;[.$F36];&quot;&lt;/field&gt;&lt;field search='&quot;;[.$H36];&quot;' model='account.account' name='default_debit_account_id'/&gt;&lt;field search='&quot;;[.$I36];&quot;' model='account.account' name='default_credit_account_id'/&gt;&lt;field name='centralisation' &quot;;[.$J36];&quot;/&gt;&lt;field name='entry_posted' &quot;;[.$K36];&quot;/&gt;&lt;field name='update_posted' &quot;;[.$L36];&quot;/&gt;&lt;field name='with_last_closing_balance' &quot;;[.$M36];&quot;/&gt;&lt;/record&gt;&quot;)" office:value-type="string" office:string-value="&lt;record id='account_journal_111001035' model='account.journal'&gt;&lt;field name='type'&gt;cash&lt;/field&gt;&lt;field name='name'&gt;Kas Jakarta Timur (Ciracas)&lt;/field&gt;&lt;field name='code'&gt;1035&lt;/field&gt;&lt;field search='[('code','=','111.001.035')]' model='account.account' name='default_debit_account_id'/&gt;&lt;field search='[('code','=','111.001.035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35' model='account.journal'&gt;&lt;field name='type'&gt;cash&lt;/field&gt;&lt;field name='name'&gt;Kas Jakarta Timur (Ciracas)&lt;/field&gt;&lt;field name='code'&gt;1035&lt;/field&gt;&lt;field search='[('code','=','111.001.035')]' model='account.account' name='default_debit_account_id'/&gt;&lt;field search='[('code','=','111.001.035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36</text:p>
          </table:table-cell>
          <table:table-cell office:value-type="string" calcext:value-type="string">
            <text:p>111.001.036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Ternate (Bastiong Talangame)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37];&quot;')]&quot;)" office:value-type="string" office:string-value="[('code','=','111.001.036')]" calcext:value-type="string">
            <text:p>[('code','=','111.001.036')]</text:p>
          </table:table-cell>
          <table:table-cell table:formula="of:=CONCATENATE(&quot;[('code','=','&quot;;[.B37];&quot;')]&quot;)" office:value-type="string" office:string-value="[('code','=','111.001.036')]" calcext:value-type="string">
            <text:p>[('code','=','111.001.036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37];&quot;' model='account.journal'&gt;&lt;field name='type'&gt;&quot;;[.$D37];&quot;&lt;/field&gt;&lt;field name='name'&gt;&quot;;[.$E37];&quot;&lt;/field&gt;&lt;field name='code'&gt;&quot;;[.$F37];&quot;&lt;/field&gt;&lt;field search='&quot;;[.$H37];&quot;' model='account.account' name='default_debit_account_id'/&gt;&lt;field search='&quot;;[.$I37];&quot;' model='account.account' name='default_credit_account_id'/&gt;&lt;field name='centralisation' &quot;;[.$J37];&quot;/&gt;&lt;field name='entry_posted' &quot;;[.$K37];&quot;/&gt;&lt;field name='update_posted' &quot;;[.$L37];&quot;/&gt;&lt;field name='with_last_closing_balance' &quot;;[.$M37];&quot;/&gt;&lt;/record&gt;&quot;)" office:value-type="string" office:string-value="&lt;record id='account_journal_111001036' model='account.journal'&gt;&lt;field name='type'&gt;cash&lt;/field&gt;&lt;field name='name'&gt;Kas Ternate (Bastiong Talangame)&lt;/field&gt;&lt;field name='code'&gt;1036&lt;/field&gt;&lt;field search='[('code','=','111.001.036')]' model='account.account' name='default_debit_account_id'/&gt;&lt;field search='[('code','=','111.001.036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36' model='account.journal'&gt;&lt;field name='type'&gt;cash&lt;/field&gt;&lt;field name='name'&gt;Kas Ternate (Bastiong Talangame)&lt;/field&gt;&lt;field name='code'&gt;1036&lt;/field&gt;&lt;field search='[('code','=','111.001.036')]' model='account.account' name='default_debit_account_id'/&gt;&lt;field search='[('code','=','111.001.036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37</text:p>
          </table:table-cell>
          <table:table-cell office:value-type="string" calcext:value-type="string">
            <text:p>111.001.037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Purwakarta (PWA)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38];&quot;')]&quot;)" office:value-type="string" office:string-value="[('code','=','111.001.037')]" calcext:value-type="string">
            <text:p>[('code','=','111.001.037')]</text:p>
          </table:table-cell>
          <table:table-cell table:formula="of:=CONCATENATE(&quot;[('code','=','&quot;;[.B38];&quot;')]&quot;)" office:value-type="string" office:string-value="[('code','=','111.001.037')]" calcext:value-type="string">
            <text:p>[('code','=','111.001.037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38];&quot;' model='account.journal'&gt;&lt;field name='type'&gt;&quot;;[.$D38];&quot;&lt;/field&gt;&lt;field name='name'&gt;&quot;;[.$E38];&quot;&lt;/field&gt;&lt;field name='code'&gt;&quot;;[.$F38];&quot;&lt;/field&gt;&lt;field search='&quot;;[.$H38];&quot;' model='account.account' name='default_debit_account_id'/&gt;&lt;field search='&quot;;[.$I38];&quot;' model='account.account' name='default_credit_account_id'/&gt;&lt;field name='centralisation' &quot;;[.$J38];&quot;/&gt;&lt;field name='entry_posted' &quot;;[.$K38];&quot;/&gt;&lt;field name='update_posted' &quot;;[.$L38];&quot;/&gt;&lt;field name='with_last_closing_balance' &quot;;[.$M38];&quot;/&gt;&lt;/record&gt;&quot;)" office:value-type="string" office:string-value="&lt;record id='account_journal_111001037' model='account.journal'&gt;&lt;field name='type'&gt;cash&lt;/field&gt;&lt;field name='name'&gt;Kas Purwakarta (PWA)&lt;/field&gt;&lt;field name='code'&gt;1037&lt;/field&gt;&lt;field search='[('code','=','111.001.037')]' model='account.account' name='default_debit_account_id'/&gt;&lt;field search='[('code','=','111.001.037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37' model='account.journal'&gt;&lt;field name='type'&gt;cash&lt;/field&gt;&lt;field name='name'&gt;Kas Purwakarta (PWA)&lt;/field&gt;&lt;field name='code'&gt;1037&lt;/field&gt;&lt;field search='[('code','=','111.001.037')]' model='account.account' name='default_debit_account_id'/&gt;&lt;field search='[('code','=','111.001.037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38</text:p>
          </table:table-cell>
          <table:table-cell office:value-type="string" calcext:value-type="string">
            <text:p>111.001.038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Cikarang (CKR)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39];&quot;')]&quot;)" office:value-type="string" office:string-value="[('code','=','111.001.038')]" calcext:value-type="string">
            <text:p>[('code','=','111.001.038')]</text:p>
          </table:table-cell>
          <table:table-cell table:formula="of:=CONCATENATE(&quot;[('code','=','&quot;;[.B39];&quot;')]&quot;)" office:value-type="string" office:string-value="[('code','=','111.001.038')]" calcext:value-type="string">
            <text:p>[('code','=','111.001.038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39];&quot;' model='account.journal'&gt;&lt;field name='type'&gt;&quot;;[.$D39];&quot;&lt;/field&gt;&lt;field name='name'&gt;&quot;;[.$E39];&quot;&lt;/field&gt;&lt;field name='code'&gt;&quot;;[.$F39];&quot;&lt;/field&gt;&lt;field search='&quot;;[.$H39];&quot;' model='account.account' name='default_debit_account_id'/&gt;&lt;field search='&quot;;[.$I39];&quot;' model='account.account' name='default_credit_account_id'/&gt;&lt;field name='centralisation' &quot;;[.$J39];&quot;/&gt;&lt;field name='entry_posted' &quot;;[.$K39];&quot;/&gt;&lt;field name='update_posted' &quot;;[.$L39];&quot;/&gt;&lt;field name='with_last_closing_balance' &quot;;[.$M39];&quot;/&gt;&lt;/record&gt;&quot;)" office:value-type="string" office:string-value="&lt;record id='account_journal_111001038' model='account.journal'&gt;&lt;field name='type'&gt;cash&lt;/field&gt;&lt;field name='name'&gt;Kas Cikarang (CKR)&lt;/field&gt;&lt;field name='code'&gt;1038&lt;/field&gt;&lt;field search='[('code','=','111.001.038')]' model='account.account' name='default_debit_account_id'/&gt;&lt;field search='[('code','=','111.001.038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38' model='account.journal'&gt;&lt;field name='type'&gt;cash&lt;/field&gt;&lt;field name='name'&gt;Kas Cikarang (CKR)&lt;/field&gt;&lt;field name='code'&gt;1038&lt;/field&gt;&lt;field search='[('code','=','111.001.038')]' model='account.account' name='default_debit_account_id'/&gt;&lt;field search='[('code','=','111.001.038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39</text:p>
          </table:table-cell>
          <table:table-cell office:value-type="string" calcext:value-type="string">
            <text:p>111.001.039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Ciami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40];&quot;')]&quot;)" office:value-type="string" office:string-value="[('code','=','111.001.039')]" calcext:value-type="string">
            <text:p>[('code','=','111.001.039')]</text:p>
          </table:table-cell>
          <table:table-cell table:formula="of:=CONCATENATE(&quot;[('code','=','&quot;;[.B40];&quot;')]&quot;)" office:value-type="string" office:string-value="[('code','=','111.001.039')]" calcext:value-type="string">
            <text:p>[('code','=','111.001.039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40];&quot;' model='account.journal'&gt;&lt;field name='type'&gt;&quot;;[.$D40];&quot;&lt;/field&gt;&lt;field name='name'&gt;&quot;;[.$E40];&quot;&lt;/field&gt;&lt;field name='code'&gt;&quot;;[.$F40];&quot;&lt;/field&gt;&lt;field search='&quot;;[.$H40];&quot;' model='account.account' name='default_debit_account_id'/&gt;&lt;field search='&quot;;[.$I40];&quot;' model='account.account' name='default_credit_account_id'/&gt;&lt;field name='centralisation' &quot;;[.$J40];&quot;/&gt;&lt;field name='entry_posted' &quot;;[.$K40];&quot;/&gt;&lt;field name='update_posted' &quot;;[.$L40];&quot;/&gt;&lt;field name='with_last_closing_balance' &quot;;[.$M40];&quot;/&gt;&lt;/record&gt;&quot;)" office:value-type="string" office:string-value="&lt;record id='account_journal_111001039' model='account.journal'&gt;&lt;field name='type'&gt;cash&lt;/field&gt;&lt;field name='name'&gt;Kas Ciamis&lt;/field&gt;&lt;field name='code'&gt;1039&lt;/field&gt;&lt;field search='[('code','=','111.001.039')]' model='account.account' name='default_debit_account_id'/&gt;&lt;field search='[('code','=','111.001.039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39' model='account.journal'&gt;&lt;field name='type'&gt;cash&lt;/field&gt;&lt;field name='name'&gt;Kas Ciamis&lt;/field&gt;&lt;field name='code'&gt;1039&lt;/field&gt;&lt;field search='[('code','=','111.001.039')]' model='account.account' name='default_debit_account_id'/&gt;&lt;field search='[('code','=','111.001.039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40</text:p>
          </table:table-cell>
          <table:table-cell office:value-type="string" calcext:value-type="string">
            <text:p>111.001.040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Jakarta Selatan (Mampang)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41];&quot;')]&quot;)" office:value-type="string" office:string-value="[('code','=','111.001.040')]" calcext:value-type="string">
            <text:p>[('code','=','111.001.040')]</text:p>
          </table:table-cell>
          <table:table-cell table:formula="of:=CONCATENATE(&quot;[('code','=','&quot;;[.B41];&quot;')]&quot;)" office:value-type="string" office:string-value="[('code','=','111.001.040')]" calcext:value-type="string">
            <text:p>[('code','=','111.001.040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41];&quot;' model='account.journal'&gt;&lt;field name='type'&gt;&quot;;[.$D41];&quot;&lt;/field&gt;&lt;field name='name'&gt;&quot;;[.$E41];&quot;&lt;/field&gt;&lt;field name='code'&gt;&quot;;[.$F41];&quot;&lt;/field&gt;&lt;field search='&quot;;[.$H41];&quot;' model='account.account' name='default_debit_account_id'/&gt;&lt;field search='&quot;;[.$I41];&quot;' model='account.account' name='default_credit_account_id'/&gt;&lt;field name='centralisation' &quot;;[.$J41];&quot;/&gt;&lt;field name='entry_posted' &quot;;[.$K41];&quot;/&gt;&lt;field name='update_posted' &quot;;[.$L41];&quot;/&gt;&lt;field name='with_last_closing_balance' &quot;;[.$M41];&quot;/&gt;&lt;/record&gt;&quot;)" office:value-type="string" office:string-value="&lt;record id='account_journal_111001040' model='account.journal'&gt;&lt;field name='type'&gt;cash&lt;/field&gt;&lt;field name='name'&gt;Kas Jakarta Selatan (Mampang)&lt;/field&gt;&lt;field name='code'&gt;1040&lt;/field&gt;&lt;field search='[('code','=','111.001.040')]' model='account.account' name='default_debit_account_id'/&gt;&lt;field search='[('code','=','111.001.040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40' model='account.journal'&gt;&lt;field name='type'&gt;cash&lt;/field&gt;&lt;field name='name'&gt;Kas Jakarta Selatan (Mampang)&lt;/field&gt;&lt;field name='code'&gt;1040&lt;/field&gt;&lt;field search='[('code','=','111.001.040')]' model='account.account' name='default_debit_account_id'/&gt;&lt;field search='[('code','=','111.001.040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41</text:p>
          </table:table-cell>
          <table:table-cell office:value-type="string" calcext:value-type="string">
            <text:p>111.001.041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Banyuwangi (BWI)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42];&quot;')]&quot;)" office:value-type="string" office:string-value="[('code','=','111.001.041')]" calcext:value-type="string">
            <text:p>[('code','=','111.001.041')]</text:p>
          </table:table-cell>
          <table:table-cell table:formula="of:=CONCATENATE(&quot;[('code','=','&quot;;[.B42];&quot;')]&quot;)" office:value-type="string" office:string-value="[('code','=','111.001.041')]" calcext:value-type="string">
            <text:p>[('code','=','111.001.041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42];&quot;' model='account.journal'&gt;&lt;field name='type'&gt;&quot;;[.$D42];&quot;&lt;/field&gt;&lt;field name='name'&gt;&quot;;[.$E42];&quot;&lt;/field&gt;&lt;field name='code'&gt;&quot;;[.$F42];&quot;&lt;/field&gt;&lt;field search='&quot;;[.$H42];&quot;' model='account.account' name='default_debit_account_id'/&gt;&lt;field search='&quot;;[.$I42];&quot;' model='account.account' name='default_credit_account_id'/&gt;&lt;field name='centralisation' &quot;;[.$J42];&quot;/&gt;&lt;field name='entry_posted' &quot;;[.$K42];&quot;/&gt;&lt;field name='update_posted' &quot;;[.$L42];&quot;/&gt;&lt;field name='with_last_closing_balance' &quot;;[.$M42];&quot;/&gt;&lt;/record&gt;&quot;)" office:value-type="string" office:string-value="&lt;record id='account_journal_111001041' model='account.journal'&gt;&lt;field name='type'&gt;cash&lt;/field&gt;&lt;field name='name'&gt;Kas Banyuwangi (BWI)&lt;/field&gt;&lt;field name='code'&gt;1041&lt;/field&gt;&lt;field search='[('code','=','111.001.041')]' model='account.account' name='default_debit_account_id'/&gt;&lt;field search='[('code','=','111.001.041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41' model='account.journal'&gt;&lt;field name='type'&gt;cash&lt;/field&gt;&lt;field name='name'&gt;Kas Banyuwangi (BWI)&lt;/field&gt;&lt;field name='code'&gt;1041&lt;/field&gt;&lt;field search='[('code','=','111.001.041')]' model='account.account' name='default_debit_account_id'/&gt;&lt;field search='[('code','=','111.001.041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42</text:p>
          </table:table-cell>
          <table:table-cell office:value-type="string" calcext:value-type="string">
            <text:p>111.001.042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Jember (JBR)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43];&quot;')]&quot;)" office:value-type="string" office:string-value="[('code','=','111.001.042')]" calcext:value-type="string">
            <text:p>[('code','=','111.001.042')]</text:p>
          </table:table-cell>
          <table:table-cell table:formula="of:=CONCATENATE(&quot;[('code','=','&quot;;[.B43];&quot;')]&quot;)" office:value-type="string" office:string-value="[('code','=','111.001.042')]" calcext:value-type="string">
            <text:p>[('code','=','111.001.042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43];&quot;' model='account.journal'&gt;&lt;field name='type'&gt;&quot;;[.$D43];&quot;&lt;/field&gt;&lt;field name='name'&gt;&quot;;[.$E43];&quot;&lt;/field&gt;&lt;field name='code'&gt;&quot;;[.$F43];&quot;&lt;/field&gt;&lt;field search='&quot;;[.$H43];&quot;' model='account.account' name='default_debit_account_id'/&gt;&lt;field search='&quot;;[.$I43];&quot;' model='account.account' name='default_credit_account_id'/&gt;&lt;field name='centralisation' &quot;;[.$J43];&quot;/&gt;&lt;field name='entry_posted' &quot;;[.$K43];&quot;/&gt;&lt;field name='update_posted' &quot;;[.$L43];&quot;/&gt;&lt;field name='with_last_closing_balance' &quot;;[.$M43];&quot;/&gt;&lt;/record&gt;&quot;)" office:value-type="string" office:string-value="&lt;record id='account_journal_111001042' model='account.journal'&gt;&lt;field name='type'&gt;cash&lt;/field&gt;&lt;field name='name'&gt;Kas Jember (JBR)&lt;/field&gt;&lt;field name='code'&gt;1042&lt;/field&gt;&lt;field search='[('code','=','111.001.042')]' model='account.account' name='default_debit_account_id'/&gt;&lt;field search='[('code','=','111.001.042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42' model='account.journal'&gt;&lt;field name='type'&gt;cash&lt;/field&gt;&lt;field name='name'&gt;Kas Jember (JBR)&lt;/field&gt;&lt;field name='code'&gt;1042&lt;/field&gt;&lt;field search='[('code','=','111.001.042')]' model='account.account' name='default_debit_account_id'/&gt;&lt;field search='[('code','=','111.001.042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43</text:p>
          </table:table-cell>
          <table:table-cell office:value-type="string" calcext:value-type="string">
            <text:p>111.001.043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Kediri (KDR)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44];&quot;')]&quot;)" office:value-type="string" office:string-value="[('code','=','111.001.043')]" calcext:value-type="string">
            <text:p>[('code','=','111.001.043')]</text:p>
          </table:table-cell>
          <table:table-cell table:formula="of:=CONCATENATE(&quot;[('code','=','&quot;;[.B44];&quot;')]&quot;)" office:value-type="string" office:string-value="[('code','=','111.001.043')]" calcext:value-type="string">
            <text:p>[('code','=','111.001.043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44];&quot;' model='account.journal'&gt;&lt;field name='type'&gt;&quot;;[.$D44];&quot;&lt;/field&gt;&lt;field name='name'&gt;&quot;;[.$E44];&quot;&lt;/field&gt;&lt;field name='code'&gt;&quot;;[.$F44];&quot;&lt;/field&gt;&lt;field search='&quot;;[.$H44];&quot;' model='account.account' name='default_debit_account_id'/&gt;&lt;field search='&quot;;[.$I44];&quot;' model='account.account' name='default_credit_account_id'/&gt;&lt;field name='centralisation' &quot;;[.$J44];&quot;/&gt;&lt;field name='entry_posted' &quot;;[.$K44];&quot;/&gt;&lt;field name='update_posted' &quot;;[.$L44];&quot;/&gt;&lt;field name='with_last_closing_balance' &quot;;[.$M44];&quot;/&gt;&lt;/record&gt;&quot;)" office:value-type="string" office:string-value="&lt;record id='account_journal_111001043' model='account.journal'&gt;&lt;field name='type'&gt;cash&lt;/field&gt;&lt;field name='name'&gt;Kas Kediri (KDR)&lt;/field&gt;&lt;field name='code'&gt;1043&lt;/field&gt;&lt;field search='[('code','=','111.001.043')]' model='account.account' name='default_debit_account_id'/&gt;&lt;field search='[('code','=','111.001.043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43' model='account.journal'&gt;&lt;field name='type'&gt;cash&lt;/field&gt;&lt;field name='name'&gt;Kas Kediri (KDR)&lt;/field&gt;&lt;field name='code'&gt;1043&lt;/field&gt;&lt;field search='[('code','=','111.001.043')]' model='account.account' name='default_debit_account_id'/&gt;&lt;field search='[('code','=','111.001.043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44</text:p>
          </table:table-cell>
          <table:table-cell office:value-type="string" calcext:value-type="string">
            <text:p>111.001.044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Sumedang (SMD)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45];&quot;')]&quot;)" office:value-type="string" office:string-value="[('code','=','111.001.044')]" calcext:value-type="string">
            <text:p>[('code','=','111.001.044')]</text:p>
          </table:table-cell>
          <table:table-cell table:formula="of:=CONCATENATE(&quot;[('code','=','&quot;;[.B45];&quot;')]&quot;)" office:value-type="string" office:string-value="[('code','=','111.001.044')]" calcext:value-type="string">
            <text:p>[('code','=','111.001.044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45];&quot;' model='account.journal'&gt;&lt;field name='type'&gt;&quot;;[.$D45];&quot;&lt;/field&gt;&lt;field name='name'&gt;&quot;;[.$E45];&quot;&lt;/field&gt;&lt;field name='code'&gt;&quot;;[.$F45];&quot;&lt;/field&gt;&lt;field search='&quot;;[.$H45];&quot;' model='account.account' name='default_debit_account_id'/&gt;&lt;field search='&quot;;[.$I45];&quot;' model='account.account' name='default_credit_account_id'/&gt;&lt;field name='centralisation' &quot;;[.$J45];&quot;/&gt;&lt;field name='entry_posted' &quot;;[.$K45];&quot;/&gt;&lt;field name='update_posted' &quot;;[.$L45];&quot;/&gt;&lt;field name='with_last_closing_balance' &quot;;[.$M45];&quot;/&gt;&lt;/record&gt;&quot;)" office:value-type="string" office:string-value="&lt;record id='account_journal_111001044' model='account.journal'&gt;&lt;field name='type'&gt;cash&lt;/field&gt;&lt;field name='name'&gt;Kas Sumedang (SMD)&lt;/field&gt;&lt;field name='code'&gt;1044&lt;/field&gt;&lt;field search='[('code','=','111.001.044')]' model='account.account' name='default_debit_account_id'/&gt;&lt;field search='[('code','=','111.001.044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44' model='account.journal'&gt;&lt;field name='type'&gt;cash&lt;/field&gt;&lt;field name='name'&gt;Kas Sumedang (SMD)&lt;/field&gt;&lt;field name='code'&gt;1044&lt;/field&gt;&lt;field search='[('code','=','111.001.044')]' model='account.account' name='default_debit_account_id'/&gt;&lt;field search='[('code','=','111.001.044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45</text:p>
          </table:table-cell>
          <table:table-cell office:value-type="string" calcext:value-type="string">
            <text:p>111.001.045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Batam (Batam Centre)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46];&quot;')]&quot;)" office:value-type="string" office:string-value="[('code','=','111.001.045')]" calcext:value-type="string">
            <text:p>[('code','=','111.001.045')]</text:p>
          </table:table-cell>
          <table:table-cell table:formula="of:=CONCATENATE(&quot;[('code','=','&quot;;[.B46];&quot;')]&quot;)" office:value-type="string" office:string-value="[('code','=','111.001.045')]" calcext:value-type="string">
            <text:p>[('code','=','111.001.045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46];&quot;' model='account.journal'&gt;&lt;field name='type'&gt;&quot;;[.$D46];&quot;&lt;/field&gt;&lt;field name='name'&gt;&quot;;[.$E46];&quot;&lt;/field&gt;&lt;field name='code'&gt;&quot;;[.$F46];&quot;&lt;/field&gt;&lt;field search='&quot;;[.$H46];&quot;' model='account.account' name='default_debit_account_id'/&gt;&lt;field search='&quot;;[.$I46];&quot;' model='account.account' name='default_credit_account_id'/&gt;&lt;field name='centralisation' &quot;;[.$J46];&quot;/&gt;&lt;field name='entry_posted' &quot;;[.$K46];&quot;/&gt;&lt;field name='update_posted' &quot;;[.$L46];&quot;/&gt;&lt;field name='with_last_closing_balance' &quot;;[.$M46];&quot;/&gt;&lt;/record&gt;&quot;)" office:value-type="string" office:string-value="&lt;record id='account_journal_111001045' model='account.journal'&gt;&lt;field name='type'&gt;cash&lt;/field&gt;&lt;field name='name'&gt;Kas Batam (Batam Centre)&lt;/field&gt;&lt;field name='code'&gt;1045&lt;/field&gt;&lt;field search='[('code','=','111.001.045')]' model='account.account' name='default_debit_account_id'/&gt;&lt;field search='[('code','=','111.001.045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45' model='account.journal'&gt;&lt;field name='type'&gt;cash&lt;/field&gt;&lt;field name='name'&gt;Kas Batam (Batam Centre)&lt;/field&gt;&lt;field name='code'&gt;1045&lt;/field&gt;&lt;field search='[('code','=','111.001.045')]' model='account.account' name='default_debit_account_id'/&gt;&lt;field search='[('code','=','111.001.045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46</text:p>
          </table:table-cell>
          <table:table-cell office:value-type="string" calcext:value-type="string">
            <text:p>111.001.046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Blora 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47];&quot;')]&quot;)" office:value-type="string" office:string-value="[('code','=','111.001.046')]" calcext:value-type="string">
            <text:p>[('code','=','111.001.046')]</text:p>
          </table:table-cell>
          <table:table-cell table:formula="of:=CONCATENATE(&quot;[('code','=','&quot;;[.B47];&quot;')]&quot;)" office:value-type="string" office:string-value="[('code','=','111.001.046')]" calcext:value-type="string">
            <text:p>[('code','=','111.001.046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47];&quot;' model='account.journal'&gt;&lt;field name='type'&gt;&quot;;[.$D47];&quot;&lt;/field&gt;&lt;field name='name'&gt;&quot;;[.$E47];&quot;&lt;/field&gt;&lt;field name='code'&gt;&quot;;[.$F47];&quot;&lt;/field&gt;&lt;field search='&quot;;[.$H47];&quot;' model='account.account' name='default_debit_account_id'/&gt;&lt;field search='&quot;;[.$I47];&quot;' model='account.account' name='default_credit_account_id'/&gt;&lt;field name='centralisation' &quot;;[.$J47];&quot;/&gt;&lt;field name='entry_posted' &quot;;[.$K47];&quot;/&gt;&lt;field name='update_posted' &quot;;[.$L47];&quot;/&gt;&lt;field name='with_last_closing_balance' &quot;;[.$M47];&quot;/&gt;&lt;/record&gt;&quot;)" office:value-type="string" office:string-value="&lt;record id='account_journal_111001046' model='account.journal'&gt;&lt;field name='type'&gt;cash&lt;/field&gt;&lt;field name='name'&gt;Kas Blora &lt;/field&gt;&lt;field name='code'&gt;1046&lt;/field&gt;&lt;field search='[('code','=','111.001.046')]' model='account.account' name='default_debit_account_id'/&gt;&lt;field search='[('code','=','111.001.046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46' model='account.journal'&gt;&lt;field name='type'&gt;cash&lt;/field&gt;&lt;field name='name'&gt;Kas Blora &lt;/field&gt;&lt;field name='code'&gt;1046&lt;/field&gt;&lt;field search='[('code','=','111.001.046')]' model='account.account' name='default_debit_account_id'/&gt;&lt;field search='[('code','=','111.001.046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47</text:p>
          </table:table-cell>
          <table:table-cell office:value-type="string" calcext:value-type="string">
            <text:p>111.001.047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Bandung (Timur)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48];&quot;')]&quot;)" office:value-type="string" office:string-value="[('code','=','111.001.047')]" calcext:value-type="string">
            <text:p>[('code','=','111.001.047')]</text:p>
          </table:table-cell>
          <table:table-cell table:formula="of:=CONCATENATE(&quot;[('code','=','&quot;;[.B48];&quot;')]&quot;)" office:value-type="string" office:string-value="[('code','=','111.001.047')]" calcext:value-type="string">
            <text:p>[('code','=','111.001.047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48];&quot;' model='account.journal'&gt;&lt;field name='type'&gt;&quot;;[.$D48];&quot;&lt;/field&gt;&lt;field name='name'&gt;&quot;;[.$E48];&quot;&lt;/field&gt;&lt;field name='code'&gt;&quot;;[.$F48];&quot;&lt;/field&gt;&lt;field search='&quot;;[.$H48];&quot;' model='account.account' name='default_debit_account_id'/&gt;&lt;field search='&quot;;[.$I48];&quot;' model='account.account' name='default_credit_account_id'/&gt;&lt;field name='centralisation' &quot;;[.$J48];&quot;/&gt;&lt;field name='entry_posted' &quot;;[.$K48];&quot;/&gt;&lt;field name='update_posted' &quot;;[.$L48];&quot;/&gt;&lt;field name='with_last_closing_balance' &quot;;[.$M48];&quot;/&gt;&lt;/record&gt;&quot;)" office:value-type="string" office:string-value="&lt;record id='account_journal_111001047' model='account.journal'&gt;&lt;field name='type'&gt;cash&lt;/field&gt;&lt;field name='name'&gt;Kas Bandung (Timur)&lt;/field&gt;&lt;field name='code'&gt;1047&lt;/field&gt;&lt;field search='[('code','=','111.001.047')]' model='account.account' name='default_debit_account_id'/&gt;&lt;field search='[('code','=','111.001.047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47' model='account.journal'&gt;&lt;field name='type'&gt;cash&lt;/field&gt;&lt;field name='name'&gt;Kas Bandung (Timur)&lt;/field&gt;&lt;field name='code'&gt;1047&lt;/field&gt;&lt;field search='[('code','=','111.001.047')]' model='account.account' name='default_debit_account_id'/&gt;&lt;field search='[('code','=','111.001.047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48</text:p>
          </table:table-cell>
          <table:table-cell office:value-type="string" calcext:value-type="string">
            <text:p>111.001.048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Ambo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49];&quot;')]&quot;)" office:value-type="string" office:string-value="[('code','=','111.001.048')]" calcext:value-type="string">
            <text:p>[('code','=','111.001.048')]</text:p>
          </table:table-cell>
          <table:table-cell table:formula="of:=CONCATENATE(&quot;[('code','=','&quot;;[.B49];&quot;')]&quot;)" office:value-type="string" office:string-value="[('code','=','111.001.048')]" calcext:value-type="string">
            <text:p>[('code','=','111.001.048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49];&quot;' model='account.journal'&gt;&lt;field name='type'&gt;&quot;;[.$D49];&quot;&lt;/field&gt;&lt;field name='name'&gt;&quot;;[.$E49];&quot;&lt;/field&gt;&lt;field name='code'&gt;&quot;;[.$F49];&quot;&lt;/field&gt;&lt;field search='&quot;;[.$H49];&quot;' model='account.account' name='default_debit_account_id'/&gt;&lt;field search='&quot;;[.$I49];&quot;' model='account.account' name='default_credit_account_id'/&gt;&lt;field name='centralisation' &quot;;[.$J49];&quot;/&gt;&lt;field name='entry_posted' &quot;;[.$K49];&quot;/&gt;&lt;field name='update_posted' &quot;;[.$L49];&quot;/&gt;&lt;field name='with_last_closing_balance' &quot;;[.$M49];&quot;/&gt;&lt;/record&gt;&quot;)" office:value-type="string" office:string-value="&lt;record id='account_journal_111001048' model='account.journal'&gt;&lt;field name='type'&gt;cash&lt;/field&gt;&lt;field name='name'&gt;Kas Ambon&lt;/field&gt;&lt;field name='code'&gt;1048&lt;/field&gt;&lt;field search='[('code','=','111.001.048')]' model='account.account' name='default_debit_account_id'/&gt;&lt;field search='[('code','=','111.001.048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48' model='account.journal'&gt;&lt;field name='type'&gt;cash&lt;/field&gt;&lt;field name='name'&gt;Kas Ambon&lt;/field&gt;&lt;field name='code'&gt;1048&lt;/field&gt;&lt;field search='[('code','=','111.001.048')]' model='account.account' name='default_debit_account_id'/&gt;&lt;field search='[('code','=','111.001.048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49</text:p>
          </table:table-cell>
          <table:table-cell office:value-type="string" calcext:value-type="string">
            <text:p>111.001.049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Cengkareng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50];&quot;')]&quot;)" office:value-type="string" office:string-value="[('code','=','111.001.049')]" calcext:value-type="string">
            <text:p>[('code','=','111.001.049')]</text:p>
          </table:table-cell>
          <table:table-cell table:formula="of:=CONCATENATE(&quot;[('code','=','&quot;;[.B50];&quot;')]&quot;)" office:value-type="string" office:string-value="[('code','=','111.001.049')]" calcext:value-type="string">
            <text:p>[('code','=','111.001.049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50];&quot;' model='account.journal'&gt;&lt;field name='type'&gt;&quot;;[.$D50];&quot;&lt;/field&gt;&lt;field name='name'&gt;&quot;;[.$E50];&quot;&lt;/field&gt;&lt;field name='code'&gt;&quot;;[.$F50];&quot;&lt;/field&gt;&lt;field search='&quot;;[.$H50];&quot;' model='account.account' name='default_debit_account_id'/&gt;&lt;field search='&quot;;[.$I50];&quot;' model='account.account' name='default_credit_account_id'/&gt;&lt;field name='centralisation' &quot;;[.$J50];&quot;/&gt;&lt;field name='entry_posted' &quot;;[.$K50];&quot;/&gt;&lt;field name='update_posted' &quot;;[.$L50];&quot;/&gt;&lt;field name='with_last_closing_balance' &quot;;[.$M50];&quot;/&gt;&lt;/record&gt;&quot;)" office:value-type="string" office:string-value="&lt;record id='account_journal_111001049' model='account.journal'&gt;&lt;field name='type'&gt;cash&lt;/field&gt;&lt;field name='name'&gt;Kas Cengkareng&lt;/field&gt;&lt;field name='code'&gt;1049&lt;/field&gt;&lt;field search='[('code','=','111.001.049')]' model='account.account' name='default_debit_account_id'/&gt;&lt;field search='[('code','=','111.001.049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49' model='account.journal'&gt;&lt;field name='type'&gt;cash&lt;/field&gt;&lt;field name='name'&gt;Kas Cengkareng&lt;/field&gt;&lt;field name='code'&gt;1049&lt;/field&gt;&lt;field search='[('code','=','111.001.049')]' model='account.account' name='default_debit_account_id'/&gt;&lt;field search='[('code','=','111.001.049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50</text:p>
          </table:table-cell>
          <table:table-cell office:value-type="string" calcext:value-type="string">
            <text:p>111.001.050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Kupang (Kakatua)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51];&quot;')]&quot;)" office:value-type="string" office:string-value="[('code','=','111.001.050')]" calcext:value-type="string">
            <text:p>[('code','=','111.001.050')]</text:p>
          </table:table-cell>
          <table:table-cell table:formula="of:=CONCATENATE(&quot;[('code','=','&quot;;[.B51];&quot;')]&quot;)" office:value-type="string" office:string-value="[('code','=','111.001.050')]" calcext:value-type="string">
            <text:p>[('code','=','111.001.050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51];&quot;' model='account.journal'&gt;&lt;field name='type'&gt;&quot;;[.$D51];&quot;&lt;/field&gt;&lt;field name='name'&gt;&quot;;[.$E51];&quot;&lt;/field&gt;&lt;field name='code'&gt;&quot;;[.$F51];&quot;&lt;/field&gt;&lt;field search='&quot;;[.$H51];&quot;' model='account.account' name='default_debit_account_id'/&gt;&lt;field search='&quot;;[.$I51];&quot;' model='account.account' name='default_credit_account_id'/&gt;&lt;field name='centralisation' &quot;;[.$J51];&quot;/&gt;&lt;field name='entry_posted' &quot;;[.$K51];&quot;/&gt;&lt;field name='update_posted' &quot;;[.$L51];&quot;/&gt;&lt;field name='with_last_closing_balance' &quot;;[.$M51];&quot;/&gt;&lt;/record&gt;&quot;)" office:value-type="string" office:string-value="&lt;record id='account_journal_111001050' model='account.journal'&gt;&lt;field name='type'&gt;cash&lt;/field&gt;&lt;field name='name'&gt;Kas Kupang (Kakatua)&lt;/field&gt;&lt;field name='code'&gt;1050&lt;/field&gt;&lt;field search='[('code','=','111.001.050')]' model='account.account' name='default_debit_account_id'/&gt;&lt;field search='[('code','=','111.001.050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50' model='account.journal'&gt;&lt;field name='type'&gt;cash&lt;/field&gt;&lt;field name='name'&gt;Kas Kupang (Kakatua)&lt;/field&gt;&lt;field name='code'&gt;1050&lt;/field&gt;&lt;field search='[('code','=','111.001.050')]' model='account.account' name='default_debit_account_id'/&gt;&lt;field search='[('code','=','111.001.050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51</text:p>
          </table:table-cell>
          <table:table-cell office:value-type="string" calcext:value-type="string">
            <text:p>111.001.051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Tangerang (Sangiang)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52];&quot;')]&quot;)" office:value-type="string" office:string-value="[('code','=','111.001.051')]" calcext:value-type="string">
            <text:p>[('code','=','111.001.051')]</text:p>
          </table:table-cell>
          <table:table-cell table:formula="of:=CONCATENATE(&quot;[('code','=','&quot;;[.B52];&quot;')]&quot;)" office:value-type="string" office:string-value="[('code','=','111.001.051')]" calcext:value-type="string">
            <text:p>[('code','=','111.001.051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52];&quot;' model='account.journal'&gt;&lt;field name='type'&gt;&quot;;[.$D52];&quot;&lt;/field&gt;&lt;field name='name'&gt;&quot;;[.$E52];&quot;&lt;/field&gt;&lt;field name='code'&gt;&quot;;[.$F52];&quot;&lt;/field&gt;&lt;field search='&quot;;[.$H52];&quot;' model='account.account' name='default_debit_account_id'/&gt;&lt;field search='&quot;;[.$I52];&quot;' model='account.account' name='default_credit_account_id'/&gt;&lt;field name='centralisation' &quot;;[.$J52];&quot;/&gt;&lt;field name='entry_posted' &quot;;[.$K52];&quot;/&gt;&lt;field name='update_posted' &quot;;[.$L52];&quot;/&gt;&lt;field name='with_last_closing_balance' &quot;;[.$M52];&quot;/&gt;&lt;/record&gt;&quot;)" office:value-type="string" office:string-value="&lt;record id='account_journal_111001051' model='account.journal'&gt;&lt;field name='type'&gt;cash&lt;/field&gt;&lt;field name='name'&gt;Kas Tangerang (Sangiang)&lt;/field&gt;&lt;field name='code'&gt;1051&lt;/field&gt;&lt;field search='[('code','=','111.001.051')]' model='account.account' name='default_debit_account_id'/&gt;&lt;field search='[('code','=','111.001.051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51' model='account.journal'&gt;&lt;field name='type'&gt;cash&lt;/field&gt;&lt;field name='name'&gt;Kas Tangerang (Sangiang)&lt;/field&gt;&lt;field name='code'&gt;1051&lt;/field&gt;&lt;field search='[('code','=','111.001.051')]' model='account.account' name='default_debit_account_id'/&gt;&lt;field search='[('code','=','111.001.051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52</text:p>
          </table:table-cell>
          <table:table-cell office:value-type="string" calcext:value-type="string">
            <text:p>111.001.052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Bekasi (Utara)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53];&quot;')]&quot;)" office:value-type="string" office:string-value="[('code','=','111.001.052')]" calcext:value-type="string">
            <text:p>[('code','=','111.001.052')]</text:p>
          </table:table-cell>
          <table:table-cell table:formula="of:=CONCATENATE(&quot;[('code','=','&quot;;[.B53];&quot;')]&quot;)" office:value-type="string" office:string-value="[('code','=','111.001.052')]" calcext:value-type="string">
            <text:p>[('code','=','111.001.052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53];&quot;' model='account.journal'&gt;&lt;field name='type'&gt;&quot;;[.$D53];&quot;&lt;/field&gt;&lt;field name='name'&gt;&quot;;[.$E53];&quot;&lt;/field&gt;&lt;field name='code'&gt;&quot;;[.$F53];&quot;&lt;/field&gt;&lt;field search='&quot;;[.$H53];&quot;' model='account.account' name='default_debit_account_id'/&gt;&lt;field search='&quot;;[.$I53];&quot;' model='account.account' name='default_credit_account_id'/&gt;&lt;field name='centralisation' &quot;;[.$J53];&quot;/&gt;&lt;field name='entry_posted' &quot;;[.$K53];&quot;/&gt;&lt;field name='update_posted' &quot;;[.$L53];&quot;/&gt;&lt;field name='with_last_closing_balance' &quot;;[.$M53];&quot;/&gt;&lt;/record&gt;&quot;)" office:value-type="string" office:string-value="&lt;record id='account_journal_111001052' model='account.journal'&gt;&lt;field name='type'&gt;cash&lt;/field&gt;&lt;field name='name'&gt;Kas Bekasi (Utara)&lt;/field&gt;&lt;field name='code'&gt;1052&lt;/field&gt;&lt;field search='[('code','=','111.001.052')]' model='account.account' name='default_debit_account_id'/&gt;&lt;field search='[('code','=','111.001.052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52' model='account.journal'&gt;&lt;field name='type'&gt;cash&lt;/field&gt;&lt;field name='name'&gt;Kas Bekasi (Utara)&lt;/field&gt;&lt;field name='code'&gt;1052&lt;/field&gt;&lt;field search='[('code','=','111.001.052')]' model='account.account' name='default_debit_account_id'/&gt;&lt;field search='[('code','=','111.001.052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53</text:p>
          </table:table-cell>
          <table:table-cell office:value-type="string" calcext:value-type="string">
            <text:p>111.001.053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Bekasi (Galaxy)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54];&quot;')]&quot;)" office:value-type="string" office:string-value="[('code','=','111.001.053')]" calcext:value-type="string">
            <text:p>[('code','=','111.001.053')]</text:p>
          </table:table-cell>
          <table:table-cell table:formula="of:=CONCATENATE(&quot;[('code','=','&quot;;[.B54];&quot;')]&quot;)" office:value-type="string" office:string-value="[('code','=','111.001.053')]" calcext:value-type="string">
            <text:p>[('code','=','111.001.053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54];&quot;' model='account.journal'&gt;&lt;field name='type'&gt;&quot;;[.$D54];&quot;&lt;/field&gt;&lt;field name='name'&gt;&quot;;[.$E54];&quot;&lt;/field&gt;&lt;field name='code'&gt;&quot;;[.$F54];&quot;&lt;/field&gt;&lt;field search='&quot;;[.$H54];&quot;' model='account.account' name='default_debit_account_id'/&gt;&lt;field search='&quot;;[.$I54];&quot;' model='account.account' name='default_credit_account_id'/&gt;&lt;field name='centralisation' &quot;;[.$J54];&quot;/&gt;&lt;field name='entry_posted' &quot;;[.$K54];&quot;/&gt;&lt;field name='update_posted' &quot;;[.$L54];&quot;/&gt;&lt;field name='with_last_closing_balance' &quot;;[.$M54];&quot;/&gt;&lt;/record&gt;&quot;)" office:value-type="string" office:string-value="&lt;record id='account_journal_111001053' model='account.journal'&gt;&lt;field name='type'&gt;cash&lt;/field&gt;&lt;field name='name'&gt;Kas Bekasi (Galaxy)&lt;/field&gt;&lt;field name='code'&gt;1053&lt;/field&gt;&lt;field search='[('code','=','111.001.053')]' model='account.account' name='default_debit_account_id'/&gt;&lt;field search='[('code','=','111.001.053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53' model='account.journal'&gt;&lt;field name='type'&gt;cash&lt;/field&gt;&lt;field name='name'&gt;Kas Bekasi (Galaxy)&lt;/field&gt;&lt;field name='code'&gt;1053&lt;/field&gt;&lt;field search='[('code','=','111.001.053')]' model='account.account' name='default_debit_account_id'/&gt;&lt;field search='[('code','=','111.001.053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54</text:p>
          </table:table-cell>
          <table:table-cell office:value-type="string" calcext:value-type="string">
            <text:p>111.001.054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Cianjur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55];&quot;')]&quot;)" office:value-type="string" office:string-value="[('code','=','111.001.054')]" calcext:value-type="string">
            <text:p>[('code','=','111.001.054')]</text:p>
          </table:table-cell>
          <table:table-cell table:formula="of:=CONCATENATE(&quot;[('code','=','&quot;;[.B55];&quot;')]&quot;)" office:value-type="string" office:string-value="[('code','=','111.001.054')]" calcext:value-type="string">
            <text:p>[('code','=','111.001.054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55];&quot;' model='account.journal'&gt;&lt;field name='type'&gt;&quot;;[.$D55];&quot;&lt;/field&gt;&lt;field name='name'&gt;&quot;;[.$E55];&quot;&lt;/field&gt;&lt;field name='code'&gt;&quot;;[.$F55];&quot;&lt;/field&gt;&lt;field search='&quot;;[.$H55];&quot;' model='account.account' name='default_debit_account_id'/&gt;&lt;field search='&quot;;[.$I55];&quot;' model='account.account' name='default_credit_account_id'/&gt;&lt;field name='centralisation' &quot;;[.$J55];&quot;/&gt;&lt;field name='entry_posted' &quot;;[.$K55];&quot;/&gt;&lt;field name='update_posted' &quot;;[.$L55];&quot;/&gt;&lt;field name='with_last_closing_balance' &quot;;[.$M55];&quot;/&gt;&lt;/record&gt;&quot;)" office:value-type="string" office:string-value="&lt;record id='account_journal_111001054' model='account.journal'&gt;&lt;field name='type'&gt;cash&lt;/field&gt;&lt;field name='name'&gt;Kas Cianjur&lt;/field&gt;&lt;field name='code'&gt;1054&lt;/field&gt;&lt;field search='[('code','=','111.001.054')]' model='account.account' name='default_debit_account_id'/&gt;&lt;field search='[('code','=','111.001.054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54' model='account.journal'&gt;&lt;field name='type'&gt;cash&lt;/field&gt;&lt;field name='name'&gt;Kas Cianjur&lt;/field&gt;&lt;field name='code'&gt;1054&lt;/field&gt;&lt;field search='[('code','=','111.001.054')]' model='account.account' name='default_debit_account_id'/&gt;&lt;field search='[('code','=','111.001.054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55</text:p>
          </table:table-cell>
          <table:table-cell office:value-type="string" calcext:value-type="string">
            <text:p>111.001.055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Berau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56];&quot;')]&quot;)" office:value-type="string" office:string-value="[('code','=','111.001.055')]" calcext:value-type="string">
            <text:p>[('code','=','111.001.055')]</text:p>
          </table:table-cell>
          <table:table-cell table:formula="of:=CONCATENATE(&quot;[('code','=','&quot;;[.B56];&quot;')]&quot;)" office:value-type="string" office:string-value="[('code','=','111.001.055')]" calcext:value-type="string">
            <text:p>[('code','=','111.001.055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56];&quot;' model='account.journal'&gt;&lt;field name='type'&gt;&quot;;[.$D56];&quot;&lt;/field&gt;&lt;field name='name'&gt;&quot;;[.$E56];&quot;&lt;/field&gt;&lt;field name='code'&gt;&quot;;[.$F56];&quot;&lt;/field&gt;&lt;field search='&quot;;[.$H56];&quot;' model='account.account' name='default_debit_account_id'/&gt;&lt;field search='&quot;;[.$I56];&quot;' model='account.account' name='default_credit_account_id'/&gt;&lt;field name='centralisation' &quot;;[.$J56];&quot;/&gt;&lt;field name='entry_posted' &quot;;[.$K56];&quot;/&gt;&lt;field name='update_posted' &quot;;[.$L56];&quot;/&gt;&lt;field name='with_last_closing_balance' &quot;;[.$M56];&quot;/&gt;&lt;/record&gt;&quot;)" office:value-type="string" office:string-value="&lt;record id='account_journal_111001055' model='account.journal'&gt;&lt;field name='type'&gt;cash&lt;/field&gt;&lt;field name='name'&gt;Kas Berau&lt;/field&gt;&lt;field name='code'&gt;1055&lt;/field&gt;&lt;field search='[('code','=','111.001.055')]' model='account.account' name='default_debit_account_id'/&gt;&lt;field search='[('code','=','111.001.055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55' model='account.journal'&gt;&lt;field name='type'&gt;cash&lt;/field&gt;&lt;field name='name'&gt;Kas Berau&lt;/field&gt;&lt;field name='code'&gt;1055&lt;/field&gt;&lt;field search='[('code','=','111.001.055')]' model='account.account' name='default_debit_account_id'/&gt;&lt;field search='[('code','=','111.001.055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56</text:p>
          </table:table-cell>
          <table:table-cell office:value-type="string" calcext:value-type="string">
            <text:p>111.001.056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Cimahi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57];&quot;')]&quot;)" office:value-type="string" office:string-value="[('code','=','111.001.056')]" calcext:value-type="string">
            <text:p>[('code','=','111.001.056')]</text:p>
          </table:table-cell>
          <table:table-cell table:formula="of:=CONCATENATE(&quot;[('code','=','&quot;;[.B57];&quot;')]&quot;)" office:value-type="string" office:string-value="[('code','=','111.001.056')]" calcext:value-type="string">
            <text:p>[('code','=','111.001.056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57];&quot;' model='account.journal'&gt;&lt;field name='type'&gt;&quot;;[.$D57];&quot;&lt;/field&gt;&lt;field name='name'&gt;&quot;;[.$E57];&quot;&lt;/field&gt;&lt;field name='code'&gt;&quot;;[.$F57];&quot;&lt;/field&gt;&lt;field search='&quot;;[.$H57];&quot;' model='account.account' name='default_debit_account_id'/&gt;&lt;field search='&quot;;[.$I57];&quot;' model='account.account' name='default_credit_account_id'/&gt;&lt;field name='centralisation' &quot;;[.$J57];&quot;/&gt;&lt;field name='entry_posted' &quot;;[.$K57];&quot;/&gt;&lt;field name='update_posted' &quot;;[.$L57];&quot;/&gt;&lt;field name='with_last_closing_balance' &quot;;[.$M57];&quot;/&gt;&lt;/record&gt;&quot;)" office:value-type="string" office:string-value="&lt;record id='account_journal_111001056' model='account.journal'&gt;&lt;field name='type'&gt;cash&lt;/field&gt;&lt;field name='name'&gt;Kas Cimahi&lt;/field&gt;&lt;field name='code'&gt;1056&lt;/field&gt;&lt;field search='[('code','=','111.001.056')]' model='account.account' name='default_debit_account_id'/&gt;&lt;field search='[('code','=','111.001.056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56' model='account.journal'&gt;&lt;field name='type'&gt;cash&lt;/field&gt;&lt;field name='name'&gt;Kas Cimahi&lt;/field&gt;&lt;field name='code'&gt;1056&lt;/field&gt;&lt;field search='[('code','=','111.001.056')]' model='account.account' name='default_debit_account_id'/&gt;&lt;field search='[('code','=','111.001.056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57</text:p>
          </table:table-cell>
          <table:table-cell office:value-type="string" calcext:value-type="string">
            <text:p>111.001.057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Jakarta Timur (Cawang)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58];&quot;')]&quot;)" office:value-type="string" office:string-value="[('code','=','111.001.057')]" calcext:value-type="string">
            <text:p>[('code','=','111.001.057')]</text:p>
          </table:table-cell>
          <table:table-cell table:formula="of:=CONCATENATE(&quot;[('code','=','&quot;;[.B58];&quot;')]&quot;)" office:value-type="string" office:string-value="[('code','=','111.001.057')]" calcext:value-type="string">
            <text:p>[('code','=','111.001.057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58];&quot;' model='account.journal'&gt;&lt;field name='type'&gt;&quot;;[.$D58];&quot;&lt;/field&gt;&lt;field name='name'&gt;&quot;;[.$E58];&quot;&lt;/field&gt;&lt;field name='code'&gt;&quot;;[.$F58];&quot;&lt;/field&gt;&lt;field search='&quot;;[.$H58];&quot;' model='account.account' name='default_debit_account_id'/&gt;&lt;field search='&quot;;[.$I58];&quot;' model='account.account' name='default_credit_account_id'/&gt;&lt;field name='centralisation' &quot;;[.$J58];&quot;/&gt;&lt;field name='entry_posted' &quot;;[.$K58];&quot;/&gt;&lt;field name='update_posted' &quot;;[.$L58];&quot;/&gt;&lt;field name='with_last_closing_balance' &quot;;[.$M58];&quot;/&gt;&lt;/record&gt;&quot;)" office:value-type="string" office:string-value="&lt;record id='account_journal_111001057' model='account.journal'&gt;&lt;field name='type'&gt;cash&lt;/field&gt;&lt;field name='name'&gt;Kas Jakarta Timur (Cawang)&lt;/field&gt;&lt;field name='code'&gt;1057&lt;/field&gt;&lt;field search='[('code','=','111.001.057')]' model='account.account' name='default_debit_account_id'/&gt;&lt;field search='[('code','=','111.001.057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57' model='account.journal'&gt;&lt;field name='type'&gt;cash&lt;/field&gt;&lt;field name='name'&gt;Kas Jakarta Timur (Cawang)&lt;/field&gt;&lt;field name='code'&gt;1057&lt;/field&gt;&lt;field search='[('code','=','111.001.057')]' model='account.account' name='default_debit_account_id'/&gt;&lt;field search='[('code','=','111.001.057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58</text:p>
          </table:table-cell>
          <table:table-cell office:value-type="string" calcext:value-type="string">
            <text:p>111.001.058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Bogor (Tapos)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59];&quot;')]&quot;)" office:value-type="string" office:string-value="[('code','=','111.001.058')]" calcext:value-type="string">
            <text:p>[('code','=','111.001.058')]</text:p>
          </table:table-cell>
          <table:table-cell table:formula="of:=CONCATENATE(&quot;[('code','=','&quot;;[.B59];&quot;')]&quot;)" office:value-type="string" office:string-value="[('code','=','111.001.058')]" calcext:value-type="string">
            <text:p>[('code','=','111.001.058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59];&quot;' model='account.journal'&gt;&lt;field name='type'&gt;&quot;;[.$D59];&quot;&lt;/field&gt;&lt;field name='name'&gt;&quot;;[.$E59];&quot;&lt;/field&gt;&lt;field name='code'&gt;&quot;;[.$F59];&quot;&lt;/field&gt;&lt;field search='&quot;;[.$H59];&quot;' model='account.account' name='default_debit_account_id'/&gt;&lt;field search='&quot;;[.$I59];&quot;' model='account.account' name='default_credit_account_id'/&gt;&lt;field name='centralisation' &quot;;[.$J59];&quot;/&gt;&lt;field name='entry_posted' &quot;;[.$K59];&quot;/&gt;&lt;field name='update_posted' &quot;;[.$L59];&quot;/&gt;&lt;field name='with_last_closing_balance' &quot;;[.$M59];&quot;/&gt;&lt;/record&gt;&quot;)" office:value-type="string" office:string-value="&lt;record id='account_journal_111001058' model='account.journal'&gt;&lt;field name='type'&gt;cash&lt;/field&gt;&lt;field name='name'&gt;Kas Bogor (Tapos)&lt;/field&gt;&lt;field name='code'&gt;1058&lt;/field&gt;&lt;field search='[('code','=','111.001.058')]' model='account.account' name='default_debit_account_id'/&gt;&lt;field search='[('code','=','111.001.058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58' model='account.journal'&gt;&lt;field name='type'&gt;cash&lt;/field&gt;&lt;field name='name'&gt;Kas Bogor (Tapos)&lt;/field&gt;&lt;field name='code'&gt;1058&lt;/field&gt;&lt;field search='[('code','=','111.001.058')]' model='account.account' name='default_debit_account_id'/&gt;&lt;field search='[('code','=','111.001.058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59</text:p>
          </table:table-cell>
          <table:table-cell office:value-type="string" calcext:value-type="string">
            <text:p>111.001.059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Jakarta Selatan (Gandaria)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60];&quot;')]&quot;)" office:value-type="string" office:string-value="[('code','=','111.001.059')]" calcext:value-type="string">
            <text:p>[('code','=','111.001.059')]</text:p>
          </table:table-cell>
          <table:table-cell table:formula="of:=CONCATENATE(&quot;[('code','=','&quot;;[.B60];&quot;')]&quot;)" office:value-type="string" office:string-value="[('code','=','111.001.059')]" calcext:value-type="string">
            <text:p>[('code','=','111.001.059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60];&quot;' model='account.journal'&gt;&lt;field name='type'&gt;&quot;;[.$D60];&quot;&lt;/field&gt;&lt;field name='name'&gt;&quot;;[.$E60];&quot;&lt;/field&gt;&lt;field name='code'&gt;&quot;;[.$F60];&quot;&lt;/field&gt;&lt;field search='&quot;;[.$H60];&quot;' model='account.account' name='default_debit_account_id'/&gt;&lt;field search='&quot;;[.$I60];&quot;' model='account.account' name='default_credit_account_id'/&gt;&lt;field name='centralisation' &quot;;[.$J60];&quot;/&gt;&lt;field name='entry_posted' &quot;;[.$K60];&quot;/&gt;&lt;field name='update_posted' &quot;;[.$L60];&quot;/&gt;&lt;field name='with_last_closing_balance' &quot;;[.$M60];&quot;/&gt;&lt;/record&gt;&quot;)" office:value-type="string" office:string-value="&lt;record id='account_journal_111001059' model='account.journal'&gt;&lt;field name='type'&gt;cash&lt;/field&gt;&lt;field name='name'&gt;Kas Jakarta Selatan (Gandaria)&lt;/field&gt;&lt;field name='code'&gt;1059&lt;/field&gt;&lt;field search='[('code','=','111.001.059')]' model='account.account' name='default_debit_account_id'/&gt;&lt;field search='[('code','=','111.001.059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59' model='account.journal'&gt;&lt;field name='type'&gt;cash&lt;/field&gt;&lt;field name='name'&gt;Kas Jakarta Selatan (Gandaria)&lt;/field&gt;&lt;field name='code'&gt;1059&lt;/field&gt;&lt;field search='[('code','=','111.001.059')]' model='account.account' name='default_debit_account_id'/&gt;&lt;field search='[('code','=','111.001.059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60</text:p>
          </table:table-cell>
          <table:table-cell office:value-type="string" calcext:value-type="string">
            <text:p>111.001.060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Jakarta Selatan (Pasar Minggu)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61];&quot;')]&quot;)" office:value-type="string" office:string-value="[('code','=','111.001.060')]" calcext:value-type="string">
            <text:p>[('code','=','111.001.060')]</text:p>
          </table:table-cell>
          <table:table-cell table:formula="of:=CONCATENATE(&quot;[('code','=','&quot;;[.B61];&quot;')]&quot;)" office:value-type="string" office:string-value="[('code','=','111.001.060')]" calcext:value-type="string">
            <text:p>[('code','=','111.001.060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61];&quot;' model='account.journal'&gt;&lt;field name='type'&gt;&quot;;[.$D61];&quot;&lt;/field&gt;&lt;field name='name'&gt;&quot;;[.$E61];&quot;&lt;/field&gt;&lt;field name='code'&gt;&quot;;[.$F61];&quot;&lt;/field&gt;&lt;field search='&quot;;[.$H61];&quot;' model='account.account' name='default_debit_account_id'/&gt;&lt;field search='&quot;;[.$I61];&quot;' model='account.account' name='default_credit_account_id'/&gt;&lt;field name='centralisation' &quot;;[.$J61];&quot;/&gt;&lt;field name='entry_posted' &quot;;[.$K61];&quot;/&gt;&lt;field name='update_posted' &quot;;[.$L61];&quot;/&gt;&lt;field name='with_last_closing_balance' &quot;;[.$M61];&quot;/&gt;&lt;/record&gt;&quot;)" office:value-type="string" office:string-value="&lt;record id='account_journal_111001060' model='account.journal'&gt;&lt;field name='type'&gt;cash&lt;/field&gt;&lt;field name='name'&gt;Kas Jakarta Selatan (Pasar Minggu)&lt;/field&gt;&lt;field name='code'&gt;1060&lt;/field&gt;&lt;field search='[('code','=','111.001.060')]' model='account.account' name='default_debit_account_id'/&gt;&lt;field search='[('code','=','111.001.060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60' model='account.journal'&gt;&lt;field name='type'&gt;cash&lt;/field&gt;&lt;field name='name'&gt;Kas Jakarta Selatan (Pasar Minggu)&lt;/field&gt;&lt;field name='code'&gt;1060&lt;/field&gt;&lt;field search='[('code','=','111.001.060')]' model='account.account' name='default_debit_account_id'/&gt;&lt;field search='[('code','=','111.001.060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61</text:p>
          </table:table-cell>
          <table:table-cell office:value-type="string" calcext:value-type="string">
            <text:p>111.001.061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Jakarta Utara (Cempaka Putih)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62];&quot;')]&quot;)" office:value-type="string" office:string-value="[('code','=','111.001.061')]" calcext:value-type="string">
            <text:p>[('code','=','111.001.061')]</text:p>
          </table:table-cell>
          <table:table-cell table:formula="of:=CONCATENATE(&quot;[('code','=','&quot;;[.B62];&quot;')]&quot;)" office:value-type="string" office:string-value="[('code','=','111.001.061')]" calcext:value-type="string">
            <text:p>[('code','=','111.001.061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62];&quot;' model='account.journal'&gt;&lt;field name='type'&gt;&quot;;[.$D62];&quot;&lt;/field&gt;&lt;field name='name'&gt;&quot;;[.$E62];&quot;&lt;/field&gt;&lt;field name='code'&gt;&quot;;[.$F62];&quot;&lt;/field&gt;&lt;field search='&quot;;[.$H62];&quot;' model='account.account' name='default_debit_account_id'/&gt;&lt;field search='&quot;;[.$I62];&quot;' model='account.account' name='default_credit_account_id'/&gt;&lt;field name='centralisation' &quot;;[.$J62];&quot;/&gt;&lt;field name='entry_posted' &quot;;[.$K62];&quot;/&gt;&lt;field name='update_posted' &quot;;[.$L62];&quot;/&gt;&lt;field name='with_last_closing_balance' &quot;;[.$M62];&quot;/&gt;&lt;/record&gt;&quot;)" office:value-type="string" office:string-value="&lt;record id='account_journal_111001061' model='account.journal'&gt;&lt;field name='type'&gt;cash&lt;/field&gt;&lt;field name='name'&gt;Kas Jakarta Utara (Cempaka Putih)&lt;/field&gt;&lt;field name='code'&gt;1061&lt;/field&gt;&lt;field search='[('code','=','111.001.061')]' model='account.account' name='default_debit_account_id'/&gt;&lt;field search='[('code','=','111.001.061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61' model='account.journal'&gt;&lt;field name='type'&gt;cash&lt;/field&gt;&lt;field name='name'&gt;Kas Jakarta Utara (Cempaka Putih)&lt;/field&gt;&lt;field name='code'&gt;1061&lt;/field&gt;&lt;field search='[('code','=','111.001.061')]' model='account.account' name='default_debit_account_id'/&gt;&lt;field search='[('code','=','111.001.061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62</text:p>
          </table:table-cell>
          <table:table-cell office:value-type="string" calcext:value-type="string">
            <text:p>111.001.062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Jakarta Utara (Teluk Gong)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63];&quot;')]&quot;)" office:value-type="string" office:string-value="[('code','=','111.001.062')]" calcext:value-type="string">
            <text:p>[('code','=','111.001.062')]</text:p>
          </table:table-cell>
          <table:table-cell table:formula="of:=CONCATENATE(&quot;[('code','=','&quot;;[.B63];&quot;')]&quot;)" office:value-type="string" office:string-value="[('code','=','111.001.062')]" calcext:value-type="string">
            <text:p>[('code','=','111.001.062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63];&quot;' model='account.journal'&gt;&lt;field name='type'&gt;&quot;;[.$D63];&quot;&lt;/field&gt;&lt;field name='name'&gt;&quot;;[.$E63];&quot;&lt;/field&gt;&lt;field name='code'&gt;&quot;;[.$F63];&quot;&lt;/field&gt;&lt;field search='&quot;;[.$H63];&quot;' model='account.account' name='default_debit_account_id'/&gt;&lt;field search='&quot;;[.$I63];&quot;' model='account.account' name='default_credit_account_id'/&gt;&lt;field name='centralisation' &quot;;[.$J63];&quot;/&gt;&lt;field name='entry_posted' &quot;;[.$K63];&quot;/&gt;&lt;field name='update_posted' &quot;;[.$L63];&quot;/&gt;&lt;field name='with_last_closing_balance' &quot;;[.$M63];&quot;/&gt;&lt;/record&gt;&quot;)" office:value-type="string" office:string-value="&lt;record id='account_journal_111001062' model='account.journal'&gt;&lt;field name='type'&gt;cash&lt;/field&gt;&lt;field name='name'&gt;Kas Jakarta Utara (Teluk Gong)&lt;/field&gt;&lt;field name='code'&gt;1062&lt;/field&gt;&lt;field search='[('code','=','111.001.062')]' model='account.account' name='default_debit_account_id'/&gt;&lt;field search='[('code','=','111.001.062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62' model='account.journal'&gt;&lt;field name='type'&gt;cash&lt;/field&gt;&lt;field name='name'&gt;Kas Jakarta Utara (Teluk Gong)&lt;/field&gt;&lt;field name='code'&gt;1062&lt;/field&gt;&lt;field search='[('code','=','111.001.062')]' model='account.account' name='default_debit_account_id'/&gt;&lt;field search='[('code','=','111.001.062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63</text:p>
          </table:table-cell>
          <table:table-cell office:value-type="string" calcext:value-type="string">
            <text:p>111.001.063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Jakarta Timur (Duren Sawit)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64];&quot;')]&quot;)" office:value-type="string" office:string-value="[('code','=','111.001.063')]" calcext:value-type="string">
            <text:p>[('code','=','111.001.063')]</text:p>
          </table:table-cell>
          <table:table-cell table:formula="of:=CONCATENATE(&quot;[('code','=','&quot;;[.B64];&quot;')]&quot;)" office:value-type="string" office:string-value="[('code','=','111.001.063')]" calcext:value-type="string">
            <text:p>[('code','=','111.001.063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64];&quot;' model='account.journal'&gt;&lt;field name='type'&gt;&quot;;[.$D64];&quot;&lt;/field&gt;&lt;field name='name'&gt;&quot;;[.$E64];&quot;&lt;/field&gt;&lt;field name='code'&gt;&quot;;[.$F64];&quot;&lt;/field&gt;&lt;field search='&quot;;[.$H64];&quot;' model='account.account' name='default_debit_account_id'/&gt;&lt;field search='&quot;;[.$I64];&quot;' model='account.account' name='default_credit_account_id'/&gt;&lt;field name='centralisation' &quot;;[.$J64];&quot;/&gt;&lt;field name='entry_posted' &quot;;[.$K64];&quot;/&gt;&lt;field name='update_posted' &quot;;[.$L64];&quot;/&gt;&lt;field name='with_last_closing_balance' &quot;;[.$M64];&quot;/&gt;&lt;/record&gt;&quot;)" office:value-type="string" office:string-value="&lt;record id='account_journal_111001063' model='account.journal'&gt;&lt;field name='type'&gt;cash&lt;/field&gt;&lt;field name='name'&gt;Kas Jakarta Timur (Duren Sawit)&lt;/field&gt;&lt;field name='code'&gt;1063&lt;/field&gt;&lt;field search='[('code','=','111.001.063')]' model='account.account' name='default_debit_account_id'/&gt;&lt;field search='[('code','=','111.001.063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63' model='account.journal'&gt;&lt;field name='type'&gt;cash&lt;/field&gt;&lt;field name='name'&gt;Kas Jakarta Timur (Duren Sawit)&lt;/field&gt;&lt;field name='code'&gt;1063&lt;/field&gt;&lt;field search='[('code','=','111.001.063')]' model='account.account' name='default_debit_account_id'/&gt;&lt;field search='[('code','=','111.001.063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64</text:p>
          </table:table-cell>
          <table:table-cell office:value-type="string" calcext:value-type="string">
            <text:p>111.001.064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Tarakan (Kampung Bugis)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65];&quot;')]&quot;)" office:value-type="string" office:string-value="[('code','=','111.001.064')]" calcext:value-type="string">
            <text:p>[('code','=','111.001.064')]</text:p>
          </table:table-cell>
          <table:table-cell table:formula="of:=CONCATENATE(&quot;[('code','=','&quot;;[.B65];&quot;')]&quot;)" office:value-type="string" office:string-value="[('code','=','111.001.064')]" calcext:value-type="string">
            <text:p>[('code','=','111.001.064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65];&quot;' model='account.journal'&gt;&lt;field name='type'&gt;&quot;;[.$D65];&quot;&lt;/field&gt;&lt;field name='name'&gt;&quot;;[.$E65];&quot;&lt;/field&gt;&lt;field name='code'&gt;&quot;;[.$F65];&quot;&lt;/field&gt;&lt;field search='&quot;;[.$H65];&quot;' model='account.account' name='default_debit_account_id'/&gt;&lt;field search='&quot;;[.$I65];&quot;' model='account.account' name='default_credit_account_id'/&gt;&lt;field name='centralisation' &quot;;[.$J65];&quot;/&gt;&lt;field name='entry_posted' &quot;;[.$K65];&quot;/&gt;&lt;field name='update_posted' &quot;;[.$L65];&quot;/&gt;&lt;field name='with_last_closing_balance' &quot;;[.$M65];&quot;/&gt;&lt;/record&gt;&quot;)" office:value-type="string" office:string-value="&lt;record id='account_journal_111001064' model='account.journal'&gt;&lt;field name='type'&gt;cash&lt;/field&gt;&lt;field name='name'&gt;Kas Tarakan (Kampung Bugis)&lt;/field&gt;&lt;field name='code'&gt;1064&lt;/field&gt;&lt;field search='[('code','=','111.001.064')]' model='account.account' name='default_debit_account_id'/&gt;&lt;field search='[('code','=','111.001.064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64' model='account.journal'&gt;&lt;field name='type'&gt;cash&lt;/field&gt;&lt;field name='name'&gt;Kas Tarakan (Kampung Bugis)&lt;/field&gt;&lt;field name='code'&gt;1064&lt;/field&gt;&lt;field search='[('code','=','111.001.064')]' model='account.account' name='default_debit_account_id'/&gt;&lt;field search='[('code','=','111.001.064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65</text:p>
          </table:table-cell>
          <table:table-cell office:value-type="string" calcext:value-type="string">
            <text:p>111.001.065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Jakarta Barat (Tambora)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66];&quot;')]&quot;)" office:value-type="string" office:string-value="[('code','=','111.001.065')]" calcext:value-type="string">
            <text:p>[('code','=','111.001.065')]</text:p>
          </table:table-cell>
          <table:table-cell table:formula="of:=CONCATENATE(&quot;[('code','=','&quot;;[.B66];&quot;')]&quot;)" office:value-type="string" office:string-value="[('code','=','111.001.065')]" calcext:value-type="string">
            <text:p>[('code','=','111.001.065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66];&quot;' model='account.journal'&gt;&lt;field name='type'&gt;&quot;;[.$D66];&quot;&lt;/field&gt;&lt;field name='name'&gt;&quot;;[.$E66];&quot;&lt;/field&gt;&lt;field name='code'&gt;&quot;;[.$F66];&quot;&lt;/field&gt;&lt;field search='&quot;;[.$H66];&quot;' model='account.account' name='default_debit_account_id'/&gt;&lt;field search='&quot;;[.$I66];&quot;' model='account.account' name='default_credit_account_id'/&gt;&lt;field name='centralisation' &quot;;[.$J66];&quot;/&gt;&lt;field name='entry_posted' &quot;;[.$K66];&quot;/&gt;&lt;field name='update_posted' &quot;;[.$L66];&quot;/&gt;&lt;field name='with_last_closing_balance' &quot;;[.$M66];&quot;/&gt;&lt;/record&gt;&quot;)" office:value-type="string" office:string-value="&lt;record id='account_journal_111001065' model='account.journal'&gt;&lt;field name='type'&gt;cash&lt;/field&gt;&lt;field name='name'&gt;Kas Jakarta Barat (Tambora)&lt;/field&gt;&lt;field name='code'&gt;1065&lt;/field&gt;&lt;field search='[('code','=','111.001.065')]' model='account.account' name='default_debit_account_id'/&gt;&lt;field search='[('code','=','111.001.065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65' model='account.journal'&gt;&lt;field name='type'&gt;cash&lt;/field&gt;&lt;field name='name'&gt;Kas Jakarta Barat (Tambora)&lt;/field&gt;&lt;field name='code'&gt;1065&lt;/field&gt;&lt;field search='[('code','=','111.001.065')]' model='account.account' name='default_debit_account_id'/&gt;&lt;field search='[('code','=','111.001.065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66</text:p>
          </table:table-cell>
          <table:table-cell office:value-type="string" calcext:value-type="string">
            <text:p>111.001.066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Jakarta Barat (Kebon Jeruk)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67];&quot;')]&quot;)" office:value-type="string" office:string-value="[('code','=','111.001.066')]" calcext:value-type="string">
            <text:p>[('code','=','111.001.066')]</text:p>
          </table:table-cell>
          <table:table-cell table:formula="of:=CONCATENATE(&quot;[('code','=','&quot;;[.B67];&quot;')]&quot;)" office:value-type="string" office:string-value="[('code','=','111.001.066')]" calcext:value-type="string">
            <text:p>[('code','=','111.001.066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67];&quot;' model='account.journal'&gt;&lt;field name='type'&gt;&quot;;[.$D67];&quot;&lt;/field&gt;&lt;field name='name'&gt;&quot;;[.$E67];&quot;&lt;/field&gt;&lt;field name='code'&gt;&quot;;[.$F67];&quot;&lt;/field&gt;&lt;field search='&quot;;[.$H67];&quot;' model='account.account' name='default_debit_account_id'/&gt;&lt;field search='&quot;;[.$I67];&quot;' model='account.account' name='default_credit_account_id'/&gt;&lt;field name='centralisation' &quot;;[.$J67];&quot;/&gt;&lt;field name='entry_posted' &quot;;[.$K67];&quot;/&gt;&lt;field name='update_posted' &quot;;[.$L67];&quot;/&gt;&lt;field name='with_last_closing_balance' &quot;;[.$M67];&quot;/&gt;&lt;/record&gt;&quot;)" office:value-type="string" office:string-value="&lt;record id='account_journal_111001066' model='account.journal'&gt;&lt;field name='type'&gt;cash&lt;/field&gt;&lt;field name='name'&gt;Kas Jakarta Barat (Kebon Jeruk)&lt;/field&gt;&lt;field name='code'&gt;1066&lt;/field&gt;&lt;field search='[('code','=','111.001.066')]' model='account.account' name='default_debit_account_id'/&gt;&lt;field search='[('code','=','111.001.066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66' model='account.journal'&gt;&lt;field name='type'&gt;cash&lt;/field&gt;&lt;field name='name'&gt;Kas Jakarta Barat (Kebon Jeruk)&lt;/field&gt;&lt;field name='code'&gt;1066&lt;/field&gt;&lt;field search='[('code','=','111.001.066')]' model='account.account' name='default_debit_account_id'/&gt;&lt;field search='[('code','=','111.001.066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67</text:p>
          </table:table-cell>
          <table:table-cell office:value-type="string" calcext:value-type="string">
            <text:p>111.001.067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Jakarta Barat (Cengkareng)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68];&quot;')]&quot;)" office:value-type="string" office:string-value="[('code','=','111.001.067')]" calcext:value-type="string">
            <text:p>[('code','=','111.001.067')]</text:p>
          </table:table-cell>
          <table:table-cell table:formula="of:=CONCATENATE(&quot;[('code','=','&quot;;[.B68];&quot;')]&quot;)" office:value-type="string" office:string-value="[('code','=','111.001.067')]" calcext:value-type="string">
            <text:p>[('code','=','111.001.067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68];&quot;' model='account.journal'&gt;&lt;field name='type'&gt;&quot;;[.$D68];&quot;&lt;/field&gt;&lt;field name='name'&gt;&quot;;[.$E68];&quot;&lt;/field&gt;&lt;field name='code'&gt;&quot;;[.$F68];&quot;&lt;/field&gt;&lt;field search='&quot;;[.$H68];&quot;' model='account.account' name='default_debit_account_id'/&gt;&lt;field search='&quot;;[.$I68];&quot;' model='account.account' name='default_credit_account_id'/&gt;&lt;field name='centralisation' &quot;;[.$J68];&quot;/&gt;&lt;field name='entry_posted' &quot;;[.$K68];&quot;/&gt;&lt;field name='update_posted' &quot;;[.$L68];&quot;/&gt;&lt;field name='with_last_closing_balance' &quot;;[.$M68];&quot;/&gt;&lt;/record&gt;&quot;)" office:value-type="string" office:string-value="&lt;record id='account_journal_111001067' model='account.journal'&gt;&lt;field name='type'&gt;cash&lt;/field&gt;&lt;field name='name'&gt;Kas Jakarta Barat (Cengkareng)&lt;/field&gt;&lt;field name='code'&gt;1067&lt;/field&gt;&lt;field search='[('code','=','111.001.067')]' model='account.account' name='default_debit_account_id'/&gt;&lt;field search='[('code','=','111.001.067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67' model='account.journal'&gt;&lt;field name='type'&gt;cash&lt;/field&gt;&lt;field name='name'&gt;Kas Jakarta Barat (Cengkareng)&lt;/field&gt;&lt;field name='code'&gt;1067&lt;/field&gt;&lt;field search='[('code','=','111.001.067')]' model='account.account' name='default_debit_account_id'/&gt;&lt;field search='[('code','=','111.001.067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68</text:p>
          </table:table-cell>
          <table:table-cell office:value-type="string" calcext:value-type="string">
            <text:p>111.001.068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Depok (Cimanggis)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69];&quot;')]&quot;)" office:value-type="string" office:string-value="[('code','=','111.001.068')]" calcext:value-type="string">
            <text:p>[('code','=','111.001.068')]</text:p>
          </table:table-cell>
          <table:table-cell table:formula="of:=CONCATENATE(&quot;[('code','=','&quot;;[.B69];&quot;')]&quot;)" office:value-type="string" office:string-value="[('code','=','111.001.068')]" calcext:value-type="string">
            <text:p>[('code','=','111.001.068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69];&quot;' model='account.journal'&gt;&lt;field name='type'&gt;&quot;;[.$D69];&quot;&lt;/field&gt;&lt;field name='name'&gt;&quot;;[.$E69];&quot;&lt;/field&gt;&lt;field name='code'&gt;&quot;;[.$F69];&quot;&lt;/field&gt;&lt;field search='&quot;;[.$H69];&quot;' model='account.account' name='default_debit_account_id'/&gt;&lt;field search='&quot;;[.$I69];&quot;' model='account.account' name='default_credit_account_id'/&gt;&lt;field name='centralisation' &quot;;[.$J69];&quot;/&gt;&lt;field name='entry_posted' &quot;;[.$K69];&quot;/&gt;&lt;field name='update_posted' &quot;;[.$L69];&quot;/&gt;&lt;field name='with_last_closing_balance' &quot;;[.$M69];&quot;/&gt;&lt;/record&gt;&quot;)" office:value-type="string" office:string-value="&lt;record id='account_journal_111001068' model='account.journal'&gt;&lt;field name='type'&gt;cash&lt;/field&gt;&lt;field name='name'&gt;Kas Depok (Cimanggis)&lt;/field&gt;&lt;field name='code'&gt;1068&lt;/field&gt;&lt;field search='[('code','=','111.001.068')]' model='account.account' name='default_debit_account_id'/&gt;&lt;field search='[('code','=','111.001.068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68' model='account.journal'&gt;&lt;field name='type'&gt;cash&lt;/field&gt;&lt;field name='name'&gt;Kas Depok (Cimanggis)&lt;/field&gt;&lt;field name='code'&gt;1068&lt;/field&gt;&lt;field search='[('code','=','111.001.068')]' model='account.account' name='default_debit_account_id'/&gt;&lt;field search='[('code','=','111.001.068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69</text:p>
          </table:table-cell>
          <table:table-cell office:value-type="string" calcext:value-type="string">
            <text:p>111.001.069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Tangerang Selatan (Pamulang)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70];&quot;')]&quot;)" office:value-type="string" office:string-value="[('code','=','111.001.069')]" calcext:value-type="string">
            <text:p>[('code','=','111.001.069')]</text:p>
          </table:table-cell>
          <table:table-cell table:formula="of:=CONCATENATE(&quot;[('code','=','&quot;;[.B70];&quot;')]&quot;)" office:value-type="string" office:string-value="[('code','=','111.001.069')]" calcext:value-type="string">
            <text:p>[('code','=','111.001.069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70];&quot;' model='account.journal'&gt;&lt;field name='type'&gt;&quot;;[.$D70];&quot;&lt;/field&gt;&lt;field name='name'&gt;&quot;;[.$E70];&quot;&lt;/field&gt;&lt;field name='code'&gt;&quot;;[.$F70];&quot;&lt;/field&gt;&lt;field search='&quot;;[.$H70];&quot;' model='account.account' name='default_debit_account_id'/&gt;&lt;field search='&quot;;[.$I70];&quot;' model='account.account' name='default_credit_account_id'/&gt;&lt;field name='centralisation' &quot;;[.$J70];&quot;/&gt;&lt;field name='entry_posted' &quot;;[.$K70];&quot;/&gt;&lt;field name='update_posted' &quot;;[.$L70];&quot;/&gt;&lt;field name='with_last_closing_balance' &quot;;[.$M70];&quot;/&gt;&lt;/record&gt;&quot;)" office:value-type="string" office:string-value="&lt;record id='account_journal_111001069' model='account.journal'&gt;&lt;field name='type'&gt;cash&lt;/field&gt;&lt;field name='name'&gt;Kas Tangerang Selatan (Pamulang)&lt;/field&gt;&lt;field name='code'&gt;1069&lt;/field&gt;&lt;field search='[('code','=','111.001.069')]' model='account.account' name='default_debit_account_id'/&gt;&lt;field search='[('code','=','111.001.069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69' model='account.journal'&gt;&lt;field name='type'&gt;cash&lt;/field&gt;&lt;field name='name'&gt;Kas Tangerang Selatan (Pamulang)&lt;/field&gt;&lt;field name='code'&gt;1069&lt;/field&gt;&lt;field search='[('code','=','111.001.069')]' model='account.account' name='default_debit_account_id'/&gt;&lt;field search='[('code','=','111.001.069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70</text:p>
          </table:table-cell>
          <table:table-cell office:value-type="string" calcext:value-type="string">
            <text:p>111.001.070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Tangerang (Tigaraksa)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71];&quot;')]&quot;)" office:value-type="string" office:string-value="[('code','=','111.001.070')]" calcext:value-type="string">
            <text:p>[('code','=','111.001.070')]</text:p>
          </table:table-cell>
          <table:table-cell table:formula="of:=CONCATENATE(&quot;[('code','=','&quot;;[.B71];&quot;')]&quot;)" office:value-type="string" office:string-value="[('code','=','111.001.070')]" calcext:value-type="string">
            <text:p>[('code','=','111.001.070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71];&quot;' model='account.journal'&gt;&lt;field name='type'&gt;&quot;;[.$D71];&quot;&lt;/field&gt;&lt;field name='name'&gt;&quot;;[.$E71];&quot;&lt;/field&gt;&lt;field name='code'&gt;&quot;;[.$F71];&quot;&lt;/field&gt;&lt;field search='&quot;;[.$H71];&quot;' model='account.account' name='default_debit_account_id'/&gt;&lt;field search='&quot;;[.$I71];&quot;' model='account.account' name='default_credit_account_id'/&gt;&lt;field name='centralisation' &quot;;[.$J71];&quot;/&gt;&lt;field name='entry_posted' &quot;;[.$K71];&quot;/&gt;&lt;field name='update_posted' &quot;;[.$L71];&quot;/&gt;&lt;field name='with_last_closing_balance' &quot;;[.$M71];&quot;/&gt;&lt;/record&gt;&quot;)" office:value-type="string" office:string-value="&lt;record id='account_journal_111001070' model='account.journal'&gt;&lt;field name='type'&gt;cash&lt;/field&gt;&lt;field name='name'&gt;Kas Tangerang (Tigaraksa)&lt;/field&gt;&lt;field name='code'&gt;1070&lt;/field&gt;&lt;field search='[('code','=','111.001.070')]' model='account.account' name='default_debit_account_id'/&gt;&lt;field search='[('code','=','111.001.070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70' model='account.journal'&gt;&lt;field name='type'&gt;cash&lt;/field&gt;&lt;field name='name'&gt;Kas Tangerang (Tigaraksa)&lt;/field&gt;&lt;field name='code'&gt;1070&lt;/field&gt;&lt;field search='[('code','=','111.001.070')]' model='account.account' name='default_debit_account_id'/&gt;&lt;field search='[('code','=','111.001.070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71</text:p>
          </table:table-cell>
          <table:table-cell office:value-type="string" calcext:value-type="string">
            <text:p>111.001.071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Jakarta Pusat (Bendungan Hilir)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72];&quot;')]&quot;)" office:value-type="string" office:string-value="[('code','=','111.001.071')]" calcext:value-type="string">
            <text:p>[('code','=','111.001.071')]</text:p>
          </table:table-cell>
          <table:table-cell table:formula="of:=CONCATENATE(&quot;[('code','=','&quot;;[.B72];&quot;')]&quot;)" office:value-type="string" office:string-value="[('code','=','111.001.071')]" calcext:value-type="string">
            <text:p>[('code','=','111.001.071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72];&quot;' model='account.journal'&gt;&lt;field name='type'&gt;&quot;;[.$D72];&quot;&lt;/field&gt;&lt;field name='name'&gt;&quot;;[.$E72];&quot;&lt;/field&gt;&lt;field name='code'&gt;&quot;;[.$F72];&quot;&lt;/field&gt;&lt;field search='&quot;;[.$H72];&quot;' model='account.account' name='default_debit_account_id'/&gt;&lt;field search='&quot;;[.$I72];&quot;' model='account.account' name='default_credit_account_id'/&gt;&lt;field name='centralisation' &quot;;[.$J72];&quot;/&gt;&lt;field name='entry_posted' &quot;;[.$K72];&quot;/&gt;&lt;field name='update_posted' &quot;;[.$L72];&quot;/&gt;&lt;field name='with_last_closing_balance' &quot;;[.$M72];&quot;/&gt;&lt;/record&gt;&quot;)" office:value-type="string" office:string-value="&lt;record id='account_journal_111001071' model='account.journal'&gt;&lt;field name='type'&gt;cash&lt;/field&gt;&lt;field name='name'&gt;Kas Jakarta Pusat (Bendungan Hilir)&lt;/field&gt;&lt;field name='code'&gt;1071&lt;/field&gt;&lt;field search='[('code','=','111.001.071')]' model='account.account' name='default_debit_account_id'/&gt;&lt;field search='[('code','=','111.001.071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71' model='account.journal'&gt;&lt;field name='type'&gt;cash&lt;/field&gt;&lt;field name='name'&gt;Kas Jakarta Pusat (Bendungan Hilir)&lt;/field&gt;&lt;field name='code'&gt;1071&lt;/field&gt;&lt;field search='[('code','=','111.001.071')]' model='account.account' name='default_debit_account_id'/&gt;&lt;field search='[('code','=','111.001.071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72</text:p>
          </table:table-cell>
          <table:table-cell office:value-type="string" calcext:value-type="string">
            <text:p>111.001.072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Tangerang (Ciledug)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73];&quot;')]&quot;)" office:value-type="string" office:string-value="[('code','=','111.001.072')]" calcext:value-type="string">
            <text:p>[('code','=','111.001.072')]</text:p>
          </table:table-cell>
          <table:table-cell table:formula="of:=CONCATENATE(&quot;[('code','=','&quot;;[.B73];&quot;')]&quot;)" office:value-type="string" office:string-value="[('code','=','111.001.072')]" calcext:value-type="string">
            <text:p>[('code','=','111.001.072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73];&quot;' model='account.journal'&gt;&lt;field name='type'&gt;&quot;;[.$D73];&quot;&lt;/field&gt;&lt;field name='name'&gt;&quot;;[.$E73];&quot;&lt;/field&gt;&lt;field name='code'&gt;&quot;;[.$F73];&quot;&lt;/field&gt;&lt;field search='&quot;;[.$H73];&quot;' model='account.account' name='default_debit_account_id'/&gt;&lt;field search='&quot;;[.$I73];&quot;' model='account.account' name='default_credit_account_id'/&gt;&lt;field name='centralisation' &quot;;[.$J73];&quot;/&gt;&lt;field name='entry_posted' &quot;;[.$K73];&quot;/&gt;&lt;field name='update_posted' &quot;;[.$L73];&quot;/&gt;&lt;field name='with_last_closing_balance' &quot;;[.$M73];&quot;/&gt;&lt;/record&gt;&quot;)" office:value-type="string" office:string-value="&lt;record id='account_journal_111001072' model='account.journal'&gt;&lt;field name='type'&gt;cash&lt;/field&gt;&lt;field name='name'&gt;Kas Tangerang (Ciledug)&lt;/field&gt;&lt;field name='code'&gt;1072&lt;/field&gt;&lt;field search='[('code','=','111.001.072')]' model='account.account' name='default_debit_account_id'/&gt;&lt;field search='[('code','=','111.001.072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72' model='account.journal'&gt;&lt;field name='type'&gt;cash&lt;/field&gt;&lt;field name='name'&gt;Kas Tangerang (Ciledug)&lt;/field&gt;&lt;field name='code'&gt;1072&lt;/field&gt;&lt;field search='[('code','=','111.001.072')]' model='account.account' name='default_debit_account_id'/&gt;&lt;field search='[('code','=','111.001.072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73</text:p>
          </table:table-cell>
          <table:table-cell office:value-type="string" calcext:value-type="string">
            <text:p>111.001.073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Toko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74];&quot;')]&quot;)" office:value-type="string" office:string-value="[('code','=','111.001.073')]" calcext:value-type="string">
            <text:p>[('code','=','111.001.073')]</text:p>
          </table:table-cell>
          <table:table-cell table:formula="of:=CONCATENATE(&quot;[('code','=','&quot;;[.B74];&quot;')]&quot;)" office:value-type="string" office:string-value="[('code','=','111.001.073')]" calcext:value-type="string">
            <text:p>[('code','=','111.001.073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74];&quot;' model='account.journal'&gt;&lt;field name='type'&gt;&quot;;[.$D74];&quot;&lt;/field&gt;&lt;field name='name'&gt;&quot;;[.$E74];&quot;&lt;/field&gt;&lt;field name='code'&gt;&quot;;[.$F74];&quot;&lt;/field&gt;&lt;field search='&quot;;[.$H74];&quot;' model='account.account' name='default_debit_account_id'/&gt;&lt;field search='&quot;;[.$I74];&quot;' model='account.account' name='default_credit_account_id'/&gt;&lt;field name='centralisation' &quot;;[.$J74];&quot;/&gt;&lt;field name='entry_posted' &quot;;[.$K74];&quot;/&gt;&lt;field name='update_posted' &quot;;[.$L74];&quot;/&gt;&lt;field name='with_last_closing_balance' &quot;;[.$M74];&quot;/&gt;&lt;/record&gt;&quot;)" office:value-type="string" office:string-value="&lt;record id='account_journal_111001073' model='account.journal'&gt;&lt;field name='type'&gt;cash&lt;/field&gt;&lt;field name='name'&gt;Kas Toko&lt;/field&gt;&lt;field name='code'&gt;1073&lt;/field&gt;&lt;field search='[('code','=','111.001.073')]' model='account.account' name='default_debit_account_id'/&gt;&lt;field search='[('code','=','111.001.073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73' model='account.journal'&gt;&lt;field name='type'&gt;cash&lt;/field&gt;&lt;field name='name'&gt;Kas Toko&lt;/field&gt;&lt;field name='code'&gt;1073&lt;/field&gt;&lt;field search='[('code','=','111.001.073')]' model='account.account' name='default_debit_account_id'/&gt;&lt;field search='[('code','=','111.001.073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74</text:p>
          </table:table-cell>
          <table:table-cell office:value-type="string" calcext:value-type="string">
            <text:p>111.001.074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Jakarta Selatan (Pancoran)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75];&quot;')]&quot;)" office:value-type="string" office:string-value="[('code','=','111.001.074')]" calcext:value-type="string">
            <text:p>[('code','=','111.001.074')]</text:p>
          </table:table-cell>
          <table:table-cell table:formula="of:=CONCATENATE(&quot;[('code','=','&quot;;[.B75];&quot;')]&quot;)" office:value-type="string" office:string-value="[('code','=','111.001.074')]" calcext:value-type="string">
            <text:p>[('code','=','111.001.074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75];&quot;' model='account.journal'&gt;&lt;field name='type'&gt;&quot;;[.$D75];&quot;&lt;/field&gt;&lt;field name='name'&gt;&quot;;[.$E75];&quot;&lt;/field&gt;&lt;field name='code'&gt;&quot;;[.$F75];&quot;&lt;/field&gt;&lt;field search='&quot;;[.$H75];&quot;' model='account.account' name='default_debit_account_id'/&gt;&lt;field search='&quot;;[.$I75];&quot;' model='account.account' name='default_credit_account_id'/&gt;&lt;field name='centralisation' &quot;;[.$J75];&quot;/&gt;&lt;field name='entry_posted' &quot;;[.$K75];&quot;/&gt;&lt;field name='update_posted' &quot;;[.$L75];&quot;/&gt;&lt;field name='with_last_closing_balance' &quot;;[.$M75];&quot;/&gt;&lt;/record&gt;&quot;)" office:value-type="string" office:string-value="&lt;record id='account_journal_111001074' model='account.journal'&gt;&lt;field name='type'&gt;cash&lt;/field&gt;&lt;field name='name'&gt;Kas Jakarta Selatan (Pancoran)&lt;/field&gt;&lt;field name='code'&gt;1074&lt;/field&gt;&lt;field search='[('code','=','111.001.074')]' model='account.account' name='default_debit_account_id'/&gt;&lt;field search='[('code','=','111.001.074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74' model='account.journal'&gt;&lt;field name='type'&gt;cash&lt;/field&gt;&lt;field name='name'&gt;Kas Jakarta Selatan (Pancoran)&lt;/field&gt;&lt;field name='code'&gt;1074&lt;/field&gt;&lt;field search='[('code','=','111.001.074')]' model='account.account' name='default_debit_account_id'/&gt;&lt;field search='[('code','=','111.001.074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75</text:p>
          </table:table-cell>
          <table:table-cell office:value-type="string" calcext:value-type="string">
            <text:p>111.001.075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Jakarta Pusat (Salemba)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76];&quot;')]&quot;)" office:value-type="string" office:string-value="[('code','=','111.001.075')]" calcext:value-type="string">
            <text:p>[('code','=','111.001.075')]</text:p>
          </table:table-cell>
          <table:table-cell table:formula="of:=CONCATENATE(&quot;[('code','=','&quot;;[.B76];&quot;')]&quot;)" office:value-type="string" office:string-value="[('code','=','111.001.075')]" calcext:value-type="string">
            <text:p>[('code','=','111.001.075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76];&quot;' model='account.journal'&gt;&lt;field name='type'&gt;&quot;;[.$D76];&quot;&lt;/field&gt;&lt;field name='name'&gt;&quot;;[.$E76];&quot;&lt;/field&gt;&lt;field name='code'&gt;&quot;;[.$F76];&quot;&lt;/field&gt;&lt;field search='&quot;;[.$H76];&quot;' model='account.account' name='default_debit_account_id'/&gt;&lt;field search='&quot;;[.$I76];&quot;' model='account.account' name='default_credit_account_id'/&gt;&lt;field name='centralisation' &quot;;[.$J76];&quot;/&gt;&lt;field name='entry_posted' &quot;;[.$K76];&quot;/&gt;&lt;field name='update_posted' &quot;;[.$L76];&quot;/&gt;&lt;field name='with_last_closing_balance' &quot;;[.$M76];&quot;/&gt;&lt;/record&gt;&quot;)" office:value-type="string" office:string-value="&lt;record id='account_journal_111001075' model='account.journal'&gt;&lt;field name='type'&gt;cash&lt;/field&gt;&lt;field name='name'&gt;Kas Jakarta Pusat (Salemba)&lt;/field&gt;&lt;field name='code'&gt;1075&lt;/field&gt;&lt;field search='[('code','=','111.001.075')]' model='account.account' name='default_debit_account_id'/&gt;&lt;field search='[('code','=','111.001.075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75' model='account.journal'&gt;&lt;field name='type'&gt;cash&lt;/field&gt;&lt;field name='name'&gt;Kas Jakarta Pusat (Salemba)&lt;/field&gt;&lt;field name='code'&gt;1075&lt;/field&gt;&lt;field search='[('code','=','111.001.075')]' model='account.account' name='default_debit_account_id'/&gt;&lt;field search='[('code','=','111.001.075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76</text:p>
          </table:table-cell>
          <table:table-cell office:value-type="string" calcext:value-type="string">
            <text:p>111.001.076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Bekasi (Timur)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77];&quot;')]&quot;)" office:value-type="string" office:string-value="[('code','=','111.001.076')]" calcext:value-type="string">
            <text:p>[('code','=','111.001.076')]</text:p>
          </table:table-cell>
          <table:table-cell table:formula="of:=CONCATENATE(&quot;[('code','=','&quot;;[.B77];&quot;')]&quot;)" office:value-type="string" office:string-value="[('code','=','111.001.076')]" calcext:value-type="string">
            <text:p>[('code','=','111.001.076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77];&quot;' model='account.journal'&gt;&lt;field name='type'&gt;&quot;;[.$D77];&quot;&lt;/field&gt;&lt;field name='name'&gt;&quot;;[.$E77];&quot;&lt;/field&gt;&lt;field name='code'&gt;&quot;;[.$F77];&quot;&lt;/field&gt;&lt;field search='&quot;;[.$H77];&quot;' model='account.account' name='default_debit_account_id'/&gt;&lt;field search='&quot;;[.$I77];&quot;' model='account.account' name='default_credit_account_id'/&gt;&lt;field name='centralisation' &quot;;[.$J77];&quot;/&gt;&lt;field name='entry_posted' &quot;;[.$K77];&quot;/&gt;&lt;field name='update_posted' &quot;;[.$L77];&quot;/&gt;&lt;field name='with_last_closing_balance' &quot;;[.$M77];&quot;/&gt;&lt;/record&gt;&quot;)" office:value-type="string" office:string-value="&lt;record id='account_journal_111001076' model='account.journal'&gt;&lt;field name='type'&gt;cash&lt;/field&gt;&lt;field name='name'&gt;Kas Bekasi (Timur)&lt;/field&gt;&lt;field name='code'&gt;1076&lt;/field&gt;&lt;field search='[('code','=','111.001.076')]' model='account.account' name='default_debit_account_id'/&gt;&lt;field search='[('code','=','111.001.076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76' model='account.journal'&gt;&lt;field name='type'&gt;cash&lt;/field&gt;&lt;field name='name'&gt;Kas Bekasi (Timur)&lt;/field&gt;&lt;field name='code'&gt;1076&lt;/field&gt;&lt;field search='[('code','=','111.001.076')]' model='account.account' name='default_debit_account_id'/&gt;&lt;field search='[('code','=','111.001.076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1077</text:p>
          </table:table-cell>
          <table:table-cell office:value-type="string" calcext:value-type="string">
            <text:p>111.001.077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Kas Jakarta Utara (Cilincing)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78];&quot;')]&quot;)" office:value-type="string" office:string-value="[('code','=','111.001.077')]" calcext:value-type="string">
            <text:p>[('code','=','111.001.077')]</text:p>
          </table:table-cell>
          <table:table-cell table:formula="of:=CONCATENATE(&quot;[('code','=','&quot;;[.B78];&quot;')]&quot;)" office:value-type="string" office:string-value="[('code','=','111.001.077')]" calcext:value-type="string">
            <text:p>[('code','=','111.001.077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78];&quot;' model='account.journal'&gt;&lt;field name='type'&gt;&quot;;[.$D78];&quot;&lt;/field&gt;&lt;field name='name'&gt;&quot;;[.$E78];&quot;&lt;/field&gt;&lt;field name='code'&gt;&quot;;[.$F78];&quot;&lt;/field&gt;&lt;field search='&quot;;[.$H78];&quot;' model='account.account' name='default_debit_account_id'/&gt;&lt;field search='&quot;;[.$I78];&quot;' model='account.account' name='default_credit_account_id'/&gt;&lt;field name='centralisation' &quot;;[.$J78];&quot;/&gt;&lt;field name='entry_posted' &quot;;[.$K78];&quot;/&gt;&lt;field name='update_posted' &quot;;[.$L78];&quot;/&gt;&lt;field name='with_last_closing_balance' &quot;;[.$M78];&quot;/&gt;&lt;/record&gt;&quot;)" office:value-type="string" office:string-value="&lt;record id='account_journal_111001077' model='account.journal'&gt;&lt;field name='type'&gt;cash&lt;/field&gt;&lt;field name='name'&gt;Kas Jakarta Utara (Cilincing)&lt;/field&gt;&lt;field name='code'&gt;1077&lt;/field&gt;&lt;field search='[('code','=','111.001.077')]' model='account.account' name='default_debit_account_id'/&gt;&lt;field search='[('code','=','111.001.077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1077' model='account.journal'&gt;&lt;field name='type'&gt;cash&lt;/field&gt;&lt;field name='name'&gt;Kas Jakarta Utara (Cilincing)&lt;/field&gt;&lt;field name='code'&gt;1077&lt;/field&gt;&lt;field search='[('code','=','111.001.077')]' model='account.account' name='default_debit_account_id'/&gt;&lt;field search='[('code','=','111.001.077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  <table:table-row table:style-name="ro1">
          <table:table-cell office:value-type="string" calcext:value-type="string">
            <text:p>account_journal_111002001</text:p>
          </table:table-cell>
          <table:table-cell office:value-type="string" calcext:value-type="string">
            <text:p>111.002.001</text:p>
          </table:table-cell>
          <table:table-cell office:value-type="string" calcext:value-type="string">
            <text:p>account.journal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BC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base.main_company</text:p>
          </table:table-cell>
          <table:table-cell table:formula="of:=CONCATENATE(&quot;[('code','=','&quot;;[.B79];&quot;')]&quot;)" office:value-type="string" office:string-value="[('code','=','111.002.001')]" calcext:value-type="string">
            <text:p>[('code','=','111.002.001')]</text:p>
          </table:table-cell>
          <table:table-cell table:formula="of:=CONCATENATE(&quot;[('code','=','&quot;;[.B79];&quot;')]&quot;)" office:value-type="string" office:string-value="[('code','=','111.002.001')]" calcext:value-type="string">
            <text:p>[('code','=','111.002.001')]</text:p>
          </table:table-cell>
          <table:table-cell office:value-type="string" calcext:value-type="string">
            <text:p>eval=”False”</text:p>
          </table:table-cell>
          <table:table-cell table:number-columns-repeated="3" office:value-type="string" calcext:value-type="string">
            <text:p>eval="True"</text:p>
          </table:table-cell>
          <table:table-cell/>
          <table:table-cell table:formula="of:=CONCATENATE(&quot;&lt;record id='&quot;;[.A79];&quot;' model='account.journal'&gt;&lt;field name='type'&gt;&quot;;[.$D79];&quot;&lt;/field&gt;&lt;field name='name'&gt;&quot;;[.$E79];&quot;&lt;/field&gt;&lt;field name='code'&gt;&quot;;[.$F79];&quot;&lt;/field&gt;&lt;field search='&quot;;[.$H79];&quot;' model='account.account' name='default_debit_account_id'/&gt;&lt;field search='&quot;;[.$I79];&quot;' model='account.account' name='default_credit_account_id'/&gt;&lt;field name='centralisation' &quot;;[.$J79];&quot;/&gt;&lt;field name='entry_posted' &quot;;[.$K79];&quot;/&gt;&lt;field name='update_posted' &quot;;[.$L79];&quot;/&gt;&lt;field name='with_last_closing_balance' &quot;;[.$M79];&quot;/&gt;&lt;/record&gt;&quot;)" office:value-type="string" office:string-value="&lt;record id='account_journal_111002001' model='account.journal'&gt;&lt;field name='type'&gt;bank&lt;/field&gt;&lt;field name='name'&gt;BCA&lt;/field&gt;&lt;field name='code'&gt;2001&lt;/field&gt;&lt;field search='[('code','=','111.002.001')]' model='account.account' name='default_debit_account_id'/&gt;&lt;field search='[('code','=','111.002.001')]' model='account.account' name='default_credit_account_id'/&gt;&lt;field name='centralisation' eval=”False”/&gt;&lt;field name='entry_posted' eval=&quot;True&quot;/&gt;&lt;field name='update_posted' eval=&quot;True&quot;/&gt;&lt;field name='with_last_closing_balance' eval=&quot;True&quot;/&gt;&lt;/record&gt;" calcext:value-type="string">
            <text:p>&lt;record id='account_journal_111002001' model='account.journal'&gt;&lt;field name='type'&gt;bank&lt;/field&gt;&lt;field name='name'&gt;BCA&lt;/field&gt;&lt;field name='code'&gt;2001&lt;/field&gt;&lt;field search='[('code','=','111.002.001')]' model='account.account' name='default_debit_account_id'/&gt;&lt;field search='[('code','=','111.002.001')]' model='account.account' name='default_credit_account_id'/&gt;&lt;field name='centralisation' eval=”False”/&gt;&lt;field name='entry_posted' eval="True"/&gt;&lt;field name='update_posted' eval="True"/&gt;&lt;field name='with_last_closing_balance' eval="True"/&gt;&lt;/record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7T08:33:02.716976204</dc:date>
    <meta:editing-duration>PT1M49S</meta:editing-duration>
    <meta:editing-cycles>1</meta:editing-cycles>
    <meta:document-statistic meta:table-count="1" meta:cell-count="1104" meta:object-count="0"/>
    <meta:generator>LibreOffice/5.1.6.2$Linux_X86_64 LibreOffice_project/10m0$Build-2</meta:generator>
  </office:meta>
</office:document-meta>
</file>